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justify" style:justify-single-word="false" fo:text-indent="0.1598in" style:auto-text-indent="false"/>
      <style:text-properties officeooo:paragraph-rsid="001a3bf3"/>
    </style:style>
    <style:style style:name="P3" style:family="paragraph" style:parent-style-name="Standard">
      <style:paragraph-properties fo:margin-left="0in" fo:margin-right="0in" fo:line-height="150%" fo:text-align="justify" style:justify-single-word="false" fo:text-indent="0.1598in" style:auto-text-indent="false"/>
      <style:text-properties officeooo:paragraph-rsid="001c6863"/>
    </style:style>
    <style:style style:name="P4" style:family="paragraph" style:parent-style-name="Standard">
      <style:paragraph-properties fo:margin-left="0in" fo:margin-right="0in" fo:line-height="150%" fo:text-align="justify" style:justify-single-word="false" fo:text-indent="0.1598in" style:auto-text-indent="false"/>
      <style:text-properties officeooo:paragraph-rsid="001e52cd"/>
    </style:style>
    <style:style style:name="P5" style:family="paragraph" style:parent-style-name="Standard">
      <style:paragraph-properties fo:margin-left="0in" fo:margin-right="0in" fo:line-height="150%" fo:text-align="justify" style:justify-single-word="false" fo:text-indent="0.1598in" style:auto-text-indent="false"/>
      <style:text-properties officeooo:paragraph-rsid="002244e4"/>
    </style:style>
    <style:style style:name="P6" style:family="paragraph" style:parent-style-name="Standard">
      <style:paragraph-properties fo:margin-left="0in" fo:margin-right="0in" fo:line-height="150%" fo:text-align="justify" style:justify-single-word="false" fo:text-indent="0.1598in" style:auto-text-indent="false"/>
      <style:text-properties officeooo:paragraph-rsid="00233099"/>
    </style:style>
    <style:style style:name="P7" style:family="paragraph" style:parent-style-name="Standard">
      <style:paragraph-properties fo:margin-left="0in" fo:margin-right="0in" fo:line-height="150%" fo:text-align="justify" style:justify-single-word="false" fo:text-indent="0.1598in" style:auto-text-indent="false"/>
      <style:text-properties officeooo:paragraph-rsid="00289050"/>
    </style:style>
    <style:style style:name="P8" style:family="paragraph" style:parent-style-name="Standard">
      <style:paragraph-properties fo:margin-left="0in" fo:margin-right="0in" fo:line-height="150%" fo:text-align="justify" style:justify-single-word="false" fo:text-indent="0.1598in" style:auto-text-indent="false"/>
      <style:text-properties officeooo:paragraph-rsid="002edda8"/>
    </style:style>
    <style:style style:name="P9" style:family="paragraph" style:parent-style-name="Standard">
      <style:paragraph-properties fo:margin-left="0in" fo:margin-right="0in" fo:line-height="150%" fo:text-align="justify" style:justify-single-word="false" fo:text-indent="0.1598in" style:auto-text-indent="false"/>
      <style:text-properties officeooo:paragraph-rsid="003108ae"/>
    </style:style>
    <style:style style:name="P10" style:family="paragraph" style:parent-style-name="Standard">
      <style:paragraph-properties fo:margin-left="0in" fo:margin-right="0in" fo:line-height="150%" fo:text-align="justify" style:justify-single-word="false" fo:text-indent="0.1598in" style:auto-text-indent="false"/>
      <style:text-properties officeooo:paragraph-rsid="003145f2"/>
    </style:style>
    <style:style style:name="P11" style:family="paragraph" style:parent-style-name="Standard">
      <style:paragraph-properties fo:margin-left="0in" fo:margin-right="0in" fo:line-height="150%" fo:text-align="justify" style:justify-single-word="false" fo:text-indent="0.1598in" style:auto-text-indent="false"/>
      <style:text-properties officeooo:paragraph-rsid="0054b020"/>
    </style:style>
    <style:style style:name="P12" style:family="paragraph" style:parent-style-name="Standard">
      <style:paragraph-properties fo:margin-left="0in" fo:margin-right="0in" fo:line-height="150%" fo:text-align="justify" style:justify-single-word="false" fo:text-indent="0.1598in" style:auto-text-indent="false"/>
      <style:text-properties officeooo:paragraph-rsid="00563e8d"/>
    </style:style>
    <style:style style:name="P13" style:family="paragraph" style:parent-style-name="Standard">
      <style:paragraph-properties fo:margin-left="0in" fo:margin-right="0in" fo:line-height="150%" fo:text-align="justify" style:justify-single-word="false" fo:text-indent="0.1598in" style:auto-text-indent="false"/>
      <style:text-properties fo:font-size="12pt" officeooo:paragraph-rsid="003cf9d8" style:font-size-asian="10.5pt" style:font-size-complex="12pt"/>
    </style:style>
    <style:style style:name="P14" style:family="paragraph" style:parent-style-name="Standard">
      <style:paragraph-properties fo:margin-left="0in" fo:margin-right="0in" fo:line-height="150%" fo:text-align="justify" style:justify-single-word="false" fo:text-indent="0.1598in" style:auto-text-indent="false"/>
      <style:text-properties fo:font-size="12pt" officeooo:paragraph-rsid="0069b7ff" style:font-size-asian="10.5pt" style:font-size-complex="12pt"/>
    </style:style>
    <style:style style:name="P15" style:family="paragraph" style:parent-style-name="Standard">
      <style:paragraph-properties fo:margin-left="0in" fo:margin-right="0in" fo:margin-top="0in" fo:margin-bottom="1in" fo:line-height="150%" fo:text-align="center" style:justify-single-word="false" fo:text-indent="0in" style:auto-text-indent="false"/>
      <style:text-properties fo:font-size="14pt" officeooo:paragraph-rsid="001b27bb" style:font-size-asian="14pt" style:font-size-complex="14pt"/>
    </style:style>
    <style:style style:name="P16" style:family="paragraph" style:parent-style-name="Standard">
      <style:paragraph-properties fo:margin-left="0.3902in" fo:margin-right="0in" fo:line-height="150%" fo:text-align="justify" style:justify-single-word="false" fo:text-indent="0in" style:auto-text-indent="false"/>
      <style:text-properties officeooo:paragraph-rsid="001e52cd"/>
    </style:style>
    <style:style style:name="P17" style:family="paragraph" style:parent-style-name="Standard">
      <style:paragraph-properties fo:margin-left="0.3902in" fo:margin-right="0in" fo:line-height="150%" fo:text-align="justify" style:justify-single-word="false" fo:text-indent="0in" style:auto-text-indent="false"/>
      <style:text-properties officeooo:paragraph-rsid="002244e4"/>
    </style:style>
    <style:style style:name="P18" style:family="paragraph" style:parent-style-name="Standard">
      <style:paragraph-properties fo:margin-left="0.3902in" fo:margin-right="0in" fo:line-height="150%" fo:text-align="justify" style:justify-single-word="false" fo:text-indent="0in" style:auto-text-indent="false"/>
      <style:text-properties fo:font-size="10pt" officeooo:paragraph-rsid="003145f2" style:font-size-asian="10pt" style:font-size-complex="10pt"/>
    </style:style>
    <style:style style:name="P19" style:family="paragraph" style:parent-style-name="Standard">
      <style:paragraph-properties fo:margin-left="0.3902in" fo:margin-right="0in" fo:line-height="150%" fo:text-align="justify" style:justify-single-word="false" fo:text-indent="0in" style:auto-text-indent="false"/>
      <style:text-properties fo:font-size="10pt" officeooo:paragraph-rsid="002244e4" style:font-size-asian="10pt" style:font-size-complex="10pt"/>
    </style:style>
    <style:style style:name="P20" style:family="paragraph" style:parent-style-name="Standard">
      <style:paragraph-properties fo:margin-left="0.3902in" fo:margin-right="0in" fo:line-height="150%" fo:text-align="justify" style:justify-single-word="false" fo:text-indent="0in" style:auto-text-indent="false" fo:background-color="transparent">
        <style:background-image/>
      </style:paragraph-properties>
      <style:text-properties fo:font-size="10pt" officeooo:paragraph-rsid="003145f2" style:font-size-asian="10pt" style:font-size-complex="10pt"/>
    </style:style>
    <style:style style:name="P21" style:family="paragraph" style:parent-style-name="Standard">
      <style:paragraph-properties fo:margin-left="3in" fo:margin-right="0in" fo:line-height="150%" fo:text-align="center" style:justify-single-word="false" fo:text-indent="0in" style:auto-text-indent="false"/>
      <style:text-properties fo:font-size="12pt" officeooo:paragraph-rsid="0069b7ff" style:font-size-asian="10.5pt" style:font-size-complex="12pt"/>
    </style:style>
    <style:style style:name="P22" style:family="paragraph" style:parent-style-name="Footnote">
      <style:text-properties officeooo:paragraph-rsid="003145f2"/>
    </style:style>
    <style:style style:name="P23" style:family="paragraph" style:parent-style-name="Footnote">
      <style:text-properties fo:font-size="8pt" officeooo:paragraph-rsid="003c2a09" style:font-size-asian="8pt" style:font-size-complex="8pt"/>
    </style:style>
    <style:style style:name="P24" style:family="paragraph" style:parent-style-name="Footnote">
      <style:text-properties officeooo:paragraph-rsid="003478c7"/>
    </style:style>
    <style:style style:name="P25" style:family="paragraph" style:parent-style-name="Footnote">
      <style:text-properties officeooo:paragraph-rsid="00356f8a"/>
    </style:style>
    <style:style style:name="P26" style:family="paragraph" style:parent-style-name="Footnote">
      <style:text-properties officeooo:paragraph-rsid="0038719d"/>
    </style:style>
    <style:style style:name="P27" style:family="paragraph" style:parent-style-name="Footnote">
      <style:text-properties officeooo:paragraph-rsid="0039e770"/>
    </style:style>
    <style:style style:name="P28" style:family="paragraph" style:parent-style-name="Footnote">
      <style:text-properties officeooo:paragraph-rsid="003aa964"/>
    </style:style>
    <style:style style:name="P29" style:family="paragraph" style:parent-style-name="Footnote">
      <style:text-properties officeooo:paragraph-rsid="0052d9e4"/>
    </style:style>
    <style:style style:name="P30" style:family="paragraph" style:parent-style-name="Footnote">
      <style:text-properties officeooo:paragraph-rsid="0054a167"/>
    </style:style>
    <style:style style:name="P31" style:family="paragraph" style:parent-style-name="Footnote">
      <style:text-properties officeooo:paragraph-rsid="0069b7ff"/>
    </style:style>
    <style:style style:name="P32" style:family="paragraph" style:parent-style-name="Footnote">
      <style:text-properties officeooo:paragraph-rsid="006a0faa"/>
    </style:style>
    <style:style style:name="P33" style:family="paragraph" style:parent-style-name="Footnote">
      <style:text-properties officeooo:paragraph-rsid="006f2a77"/>
    </style:style>
    <style:style style:name="P34" style:family="paragraph" style:parent-style-name="Footnote">
      <style:text-properties officeooo:paragraph-rsid="007229a4"/>
    </style:style>
    <style:style style:name="P35" style:family="paragraph" style:parent-style-name="Footnote">
      <style:text-properties officeooo:paragraph-rsid="00875883"/>
    </style:style>
    <style:style style:name="P36" style:family="paragraph" style:parent-style-name="Footnote" style:master-page-name="">
      <style:paragraph-properties style:page-number="auto">
        <style:tab-stops/>
      </style:paragraph-properties>
      <style:text-properties officeooo:paragraph-rsid="0056d9db"/>
    </style:style>
    <style:style style:name="P37" style:family="paragraph" style:parent-style-name="Standard">
      <style:paragraph-properties fo:margin-left="0in" fo:margin-right="0in" fo:line-height="150%" fo:text-align="center" style:justify-single-word="false" fo:text-indent="0in" style:auto-text-indent="false"/>
      <style:text-properties fo:font-size="14pt" officeooo:rsid="001b27bb" officeooo:paragraph-rsid="001b27bb" style:font-size-asian="14pt" style:font-size-complex="14pt"/>
    </style:style>
    <style:style style:name="P38" style:family="paragraph" style:parent-style-name="Standard">
      <style:paragraph-properties fo:margin-left="0in" fo:margin-right="0in" fo:line-height="150%" fo:text-align="justify" style:justify-single-word="false" fo:text-indent="0in" style:auto-text-indent="false" fo:break-before="page"/>
      <style:text-properties fo:font-size="12pt" fo:font-style="italic" officeooo:rsid="0069b7ff" officeooo:paragraph-rsid="0069b7ff" style:font-size-asian="10.5pt" style:font-style-asian="italic" style:font-size-complex="12pt" style:font-style-complex="italic"/>
    </style:style>
    <style:style style:name="P39" style:family="paragraph" style:parent-style-name="Standard">
      <style:paragraph-properties fo:margin-left="0in" fo:margin-right="0in" fo:margin-top="0.2in" fo:margin-bottom="0.2in" fo:line-height="150%" fo:text-align="justify" style:justify-single-word="false" fo:text-indent="0in" style:auto-text-indent="false"/>
      <style:text-properties fo:font-size="12pt" officeooo:rsid="0069b7ff" officeooo:paragraph-rsid="0069b7ff" style:font-size-asian="10.5pt" style:font-size-complex="12pt"/>
    </style:style>
    <style:style style:name="P40" style:family="paragraph" style:parent-style-name="Standard">
      <style:paragraph-properties fo:margin-left="0.3902in" fo:margin-right="0in" fo:line-height="150%" fo:text-align="justify" style:justify-single-word="false" fo:text-indent="0in" style:auto-text-indent="false" fo:background-color="transparent">
        <style:background-image/>
      </style:paragraph-properties>
      <style:text-properties fo:font-size="10pt" officeooo:rsid="002eb303" officeooo:paragraph-rsid="003145f2" style:font-size-asian="10pt" style:font-size-complex="10pt"/>
    </style:style>
    <style:style style:name="P41" style:family="paragraph" style:parent-style-name="Standard">
      <style:paragraph-properties fo:margin-left="0in" fo:margin-right="0in" fo:line-height="150%" fo:text-align="justify" style:justify-single-word="false" fo:text-indent="0.1598in" style:auto-text-indent="false"/>
      <style:text-properties fo:font-size="12pt" officeooo:rsid="003ee447" officeooo:paragraph-rsid="003cf9d8" style:font-size-asian="10.5pt" style:font-size-complex="12pt"/>
    </style:style>
    <style:style style:name="P42" style:family="paragraph" style:parent-style-name="Standard">
      <style:paragraph-properties fo:margin-left="0in" fo:margin-right="0in" fo:line-height="150%" fo:text-align="justify" style:justify-single-word="false" fo:text-indent="0.1598in" style:auto-text-indent="false"/>
      <style:text-properties fo:font-size="12pt" officeooo:rsid="0069b7ff" officeooo:paragraph-rsid="0069b7ff" style:font-size-asian="10.5pt" style:font-size-complex="12pt"/>
    </style:style>
    <style:style style:name="P43" style:family="paragraph" style:parent-style-name="Standard">
      <style:paragraph-properties fo:margin-left="0in" fo:margin-right="0in" fo:line-height="150%" fo:text-align="justify" style:justify-single-word="false" fo:text-indent="0.1598in" style:auto-text-indent="false">
        <style:tab-stops>
          <style:tab-stop style:position="0.1575in"/>
        </style:tab-stops>
      </style:paragraph-properties>
      <style:text-properties fo:font-size="12pt" fo:font-style="italic" officeooo:rsid="0069b7ff" officeooo:paragraph-rsid="0069b7ff" style:font-size-asian="10.5pt" style:font-style-asian="italic" style:font-size-complex="12pt" style:font-style-complex="italic"/>
    </style:style>
    <style:style style:name="P44" style:family="paragraph" style:parent-style-name="Standard" style:list-style-name="L1" style:master-page-name="">
      <style:paragraph-properties fo:margin-left="0.3in" fo:margin-right="0in" fo:line-height="150%" fo:text-align="justify" style:justify-single-word="false" fo:text-indent="-0.3in" style:auto-text-indent="false" style:page-number="auto" fo:break-before="page">
        <style:tab-stops/>
      </style:paragraph-properties>
      <style:text-properties fo:font-size="12pt" officeooo:rsid="006ceff5" officeooo:paragraph-rsid="006ceff5" style:font-size-asian="12pt" style:font-size-complex="12pt"/>
    </style:style>
    <style:style style:name="P45" style:family="paragraph" style:parent-style-name="Standard" style:list-style-name="L1">
      <style:paragraph-properties fo:margin-left="0.3in" fo:margin-right="0in" fo:line-height="150%" fo:text-align="justify" style:justify-single-word="false" fo:text-indent="-0.3in" style:auto-text-indent="false">
        <style:tab-stops/>
      </style:paragraph-properties>
      <style:text-properties fo:font-size="12pt" officeooo:rsid="006ceff5" officeooo:paragraph-rsid="006ceff5" style:font-size-asian="12pt" style:font-size-complex="12pt"/>
    </style:style>
    <style:style style:name="P46" style:family="paragraph" style:parent-style-name="Standard" style:list-style-name="L1">
      <style:paragraph-properties fo:margin-left="0.3in" fo:margin-right="0in" fo:line-height="150%" fo:text-align="justify" style:justify-single-word="false" fo:text-indent="-0.3in" style:auto-text-indent="false">
        <style:tab-stops/>
      </style:paragraph-properties>
      <style:text-properties fo:font-size="12pt" officeooo:rsid="006ceff5" officeooo:paragraph-rsid="007023e6" style:font-size-asian="12pt" style:font-size-complex="12pt"/>
    </style:style>
    <style:style style:name="P47" style:family="paragraph" style:parent-style-name="Standard" style:list-style-name="L1">
      <style:paragraph-properties fo:margin-left="0.3in" fo:margin-right="0in" fo:line-height="150%" fo:text-align="justify" style:justify-single-word="false" fo:text-indent="-0.3in" style:auto-text-indent="false">
        <style:tab-stops/>
      </style:paragraph-properties>
      <style:text-properties officeooo:paragraph-rsid="007023e6"/>
    </style:style>
    <style:style style:name="P48" style:family="paragraph" style:parent-style-name="Standard">
      <style:paragraph-properties fo:margin-left="0in" fo:margin-right="0in" fo:line-height="150%" fo:text-align="justify" style:justify-single-word="false" fo:text-indent="2.2256in" style:auto-text-indent="false"/>
      <style:text-properties fo:font-size="12pt" officeooo:rsid="0069b7ff" officeooo:paragraph-rsid="0069b7ff" style:font-size-asian="10.5pt" style:font-size-complex="12pt"/>
    </style:style>
    <style:style style:name="P49" style:family="paragraph" style:parent-style-name="Standard">
      <style:paragraph-properties fo:margin-left="3in" fo:margin-right="0in" fo:line-height="150%" fo:text-align="center" style:justify-single-word="false" fo:text-indent="0in" style:auto-text-indent="false"/>
      <style:text-properties fo:font-size="12pt" officeooo:rsid="0069b7ff" officeooo:paragraph-rsid="0069b7ff" style:font-size-asian="10.5pt" style:font-size-complex="12pt"/>
    </style:style>
    <style:style style:name="P50" style:family="paragraph" style:parent-style-name="Footnote">
      <style:text-properties officeooo:rsid="0030b81d" officeooo:paragraph-rsid="0030b81d"/>
    </style:style>
    <style:style style:name="P51" style:family="paragraph" style:parent-style-name="Footnote">
      <style:text-properties officeooo:rsid="0050370b" officeooo:paragraph-rsid="0050370b"/>
    </style:style>
    <style:style style:name="P52" style:family="paragraph" style:parent-style-name="Footnote">
      <style:text-properties officeooo:rsid="0038719d" officeooo:paragraph-rsid="0038719d"/>
    </style:style>
    <style:style style:name="P53" style:family="paragraph" style:parent-style-name="Footnote">
      <style:text-properties fo:font-size="8pt" officeooo:rsid="0039e770" style:font-size-asian="8pt" style:font-size-complex="8pt"/>
    </style:style>
    <style:style style:name="P54" style:family="paragraph" style:parent-style-name="Footnote">
      <style:text-properties officeooo:rsid="0069b7ff" officeooo:paragraph-rsid="0069b7ff"/>
    </style:style>
    <style:style style:name="P55" style:family="paragraph" style:parent-style-name="Footnote">
      <style:text-properties officeooo:paragraph-rsid="008cdeac"/>
    </style:style>
    <style:style style:name="P56" style:family="paragraph" style:parent-style-name="Footnote">
      <style:text-properties officeooo:paragraph-rsid="0091e8b4"/>
    </style:style>
    <style:style style:name="T1" style:family="text">
      <style:text-properties officeooo:rsid="001a3bf3"/>
    </style:style>
    <style:style style:name="T2" style:family="text">
      <style:text-properties officeooo:rsid="001b24ce"/>
    </style:style>
    <style:style style:name="T3" style:family="text">
      <style:text-properties officeooo:rsid="001b27bb"/>
    </style:style>
    <style:style style:name="T4" style:family="text">
      <style:text-properties style:text-position="super 58%" officeooo:rsid="001b27bb"/>
    </style:style>
    <style:style style:name="T5" style:family="text">
      <style:text-properties style:text-position="super 58%" officeooo:rsid="0039e770"/>
    </style:style>
    <style:style style:name="T6" style:family="text">
      <style:text-properties fo:font-variant="small-caps" officeooo:rsid="001b27bb"/>
    </style:style>
    <style:style style:name="T7" style:family="text">
      <style:text-properties fo:font-variant="small-caps" officeooo:rsid="003145f2"/>
    </style:style>
    <style:style style:name="T8" style:family="text">
      <style:text-properties fo:font-variant="small-caps" officeooo:rsid="003329c1"/>
    </style:style>
    <style:style style:name="T9" style:family="text">
      <style:text-properties fo:font-variant="small-caps" fo:font-style="normal" officeooo:rsid="0033ea0b" style:font-style-asian="normal" style:font-style-complex="normal"/>
    </style:style>
    <style:style style:name="T10" style:family="text">
      <style:text-properties fo:font-variant="small-caps" fo:font-style="normal" officeooo:rsid="0030b81d" style:font-style-asian="normal" style:font-style-complex="normal"/>
    </style:style>
    <style:style style:name="T11" style:family="text">
      <style:text-properties fo:font-variant="small-caps" fo:font-style="normal" officeooo:rsid="008cdeac" style:font-style-asian="normal" style:font-style-complex="normal"/>
    </style:style>
    <style:style style:name="T12" style:family="text">
      <style:text-properties fo:font-variant="small-caps" officeooo:rsid="00356f8a"/>
    </style:style>
    <style:style style:name="T13" style:family="text">
      <style:text-properties fo:font-variant="small-caps" fo:font-style="italic" officeooo:rsid="0030b81d" style:font-style-asian="italic" style:font-style-complex="italic"/>
    </style:style>
    <style:style style:name="T14" style:family="text">
      <style:text-properties fo:font-variant="small-caps" officeooo:rsid="0039e770"/>
    </style:style>
    <style:style style:name="T15" style:family="text">
      <style:text-properties fo:font-variant="small-caps" officeooo:rsid="0038e22e"/>
    </style:style>
    <style:style style:name="T16" style:family="text">
      <style:text-properties fo:font-variant="small-caps" officeooo:rsid="003aa964"/>
    </style:style>
    <style:style style:name="T17" style:family="text">
      <style:text-properties fo:font-variant="small-caps" officeooo:rsid="003c2a09"/>
    </style:style>
    <style:style style:name="T18" style:family="text">
      <style:text-properties fo:font-variant="small-caps" fo:font-size="8pt" officeooo:rsid="003c2a09" style:font-size-asian="8pt" style:font-size-complex="8pt"/>
    </style:style>
    <style:style style:name="T19" style:family="text">
      <style:text-properties fo:font-variant="small-caps" fo:font-size="8pt" officeooo:rsid="0064731c" style:font-size-asian="8pt" style:font-size-complex="8pt"/>
    </style:style>
    <style:style style:name="T20" style:family="text">
      <style:text-properties fo:font-variant="small-caps" fo:font-size="8pt" officeooo:rsid="0091e8b4" style:font-size-asian="8pt" style:font-size-complex="8pt"/>
    </style:style>
    <style:style style:name="T21" style:family="text">
      <style:text-properties fo:font-variant="small-caps" officeooo:rsid="0056d9db"/>
    </style:style>
    <style:style style:name="T22" style:family="text">
      <style:text-properties fo:font-style="italic" officeooo:rsid="001b27bb" style:font-style-asian="italic" style:font-style-complex="italic"/>
    </style:style>
    <style:style style:name="T23" style:family="text">
      <style:text-properties fo:font-style="italic" officeooo:rsid="001a3bf3" style:font-style-asian="italic" style:font-style-complex="italic"/>
    </style:style>
    <style:style style:name="T24" style:family="text">
      <style:text-properties fo:font-style="italic" officeooo:rsid="002f4776" style:font-style-asian="italic" style:font-style-complex="italic"/>
    </style:style>
    <style:style style:name="T25" style:family="text">
      <style:text-properties fo:font-style="italic" officeooo:rsid="0030b81d" style:font-style-asian="italic" style:font-style-complex="italic"/>
    </style:style>
    <style:style style:name="T26" style:family="text">
      <style:text-properties fo:font-style="italic" officeooo:rsid="001b24ce" style:font-style-asian="italic" style:font-style-complex="italic"/>
    </style:style>
    <style:style style:name="T27" style:family="text">
      <style:text-properties fo:font-style="italic" officeooo:rsid="001e52cd" style:font-style-asian="italic" style:font-style-complex="italic"/>
    </style:style>
    <style:style style:name="T28" style:family="text">
      <style:text-properties fo:font-style="italic" officeooo:rsid="002eb303" style:font-style-asian="italic" style:font-style-complex="italic"/>
    </style:style>
    <style:style style:name="T29" style:family="text">
      <style:text-properties fo:font-style="italic" officeooo:rsid="003108ae" style:font-style-asian="italic" style:font-style-complex="italic"/>
    </style:style>
    <style:style style:name="T30" style:family="text">
      <style:text-properties fo:font-style="italic" officeooo:rsid="003145f2" style:font-style-asian="italic" style:font-style-complex="italic"/>
    </style:style>
    <style:style style:name="T31" style:family="text">
      <style:text-properties fo:font-style="italic" officeooo:rsid="003329c1" style:font-style-asian="italic" style:font-style-complex="italic"/>
    </style:style>
    <style:style style:name="T32" style:family="text">
      <style:text-properties fo:font-style="italic" officeooo:rsid="00356f8a" style:font-style-asian="italic" style:font-style-complex="italic"/>
    </style:style>
    <style:style style:name="T33" style:family="text">
      <style:text-properties fo:font-style="italic" officeooo:rsid="0038719d" style:font-style-asian="italic" style:font-style-complex="italic"/>
    </style:style>
    <style:style style:name="T34" style:family="text">
      <style:text-properties fo:font-style="italic" officeooo:rsid="0038e22e" style:font-style-asian="italic" style:font-style-complex="italic"/>
    </style:style>
    <style:style style:name="T35" style:family="text">
      <style:text-properties fo:font-style="italic" officeooo:rsid="0039e770" style:font-style-asian="italic" style:font-style-complex="italic"/>
    </style:style>
    <style:style style:name="T36" style:family="text">
      <style:text-properties fo:font-style="italic" officeooo:rsid="003aa964" style:font-style-asian="italic" style:font-style-complex="italic"/>
    </style:style>
    <style:style style:name="T37" style:family="text">
      <style:text-properties fo:font-style="italic" officeooo:rsid="003c2a09" style:font-style-asian="italic" style:font-style-complex="italic"/>
    </style:style>
    <style:style style:name="T38" style:family="text">
      <style:text-properties fo:font-style="italic" officeooo:rsid="0040bdb8" style:font-style-asian="italic" style:font-style-complex="italic"/>
    </style:style>
    <style:style style:name="T39" style:family="text">
      <style:text-properties fo:font-style="italic" officeooo:rsid="0056d9db" style:font-style-asian="italic" style:font-style-complex="italic"/>
    </style:style>
    <style:style style:name="T40" style:family="text">
      <style:text-properties fo:font-style="italic" officeooo:rsid="0069b7ff" style:font-style-asian="italic" style:font-style-complex="italic"/>
    </style:style>
    <style:style style:name="T41" style:family="text">
      <style:text-properties fo:font-style="italic" officeooo:rsid="006a0faa" style:font-style-asian="italic" style:font-style-complex="italic"/>
    </style:style>
    <style:style style:name="T42" style:family="text">
      <style:text-properties fo:font-style="italic" officeooo:rsid="007e58bd" style:font-style-asian="italic" style:font-style-complex="italic"/>
    </style:style>
    <style:style style:name="T43" style:family="text">
      <style:text-properties fo:font-style="italic" officeooo:rsid="00842247" style:font-style-asian="italic" style:font-style-complex="italic"/>
    </style:style>
    <style:style style:name="T44" style:family="text">
      <style:text-properties fo:font-style="italic" officeooo:rsid="00875883" style:font-style-asian="italic" style:font-style-complex="italic"/>
    </style:style>
    <style:style style:name="T45" style:family="text">
      <style:text-properties fo:font-style="italic" officeooo:rsid="0087cc08" style:font-style-asian="italic" style:font-style-complex="italic"/>
    </style:style>
    <style:style style:name="T46" style:family="text">
      <style:text-properties fo:font-style="italic" officeooo:rsid="008cdeac" style:font-style-asian="italic" style:font-style-complex="italic"/>
    </style:style>
    <style:style style:name="T47" style:family="text">
      <style:text-properties officeooo:rsid="001c6863"/>
    </style:style>
    <style:style style:name="T48" style:family="text">
      <style:text-properties officeooo:rsid="001e52cd"/>
    </style:style>
    <style:style style:name="T49" style:family="text">
      <style:text-properties fo:font-size="10pt" officeooo:rsid="001c6863" style:font-size-asian="10pt" style:font-size-complex="10pt"/>
    </style:style>
    <style:style style:name="T50" style:family="text">
      <style:text-properties officeooo:rsid="001fc3cb"/>
    </style:style>
    <style:style style:name="T51" style:family="text">
      <style:text-properties officeooo:rsid="0021a095"/>
    </style:style>
    <style:style style:name="T52" style:family="text">
      <style:text-properties officeooo:rsid="002244e4"/>
    </style:style>
    <style:style style:name="T53" style:family="text">
      <style:text-properties officeooo:rsid="00233099"/>
    </style:style>
    <style:style style:name="T54" style:family="text">
      <style:text-properties officeooo:rsid="00250614"/>
    </style:style>
    <style:style style:name="T55" style:family="text">
      <style:text-properties officeooo:rsid="0026b68d"/>
    </style:style>
    <style:style style:name="T56" style:family="text">
      <style:text-properties officeooo:rsid="0028825c"/>
    </style:style>
    <style:style style:name="T57" style:family="text">
      <style:text-properties officeooo:rsid="00289050"/>
    </style:style>
    <style:style style:name="T58" style:family="text">
      <style:text-properties officeooo:rsid="002dc71b"/>
    </style:style>
    <style:style style:name="T59" style:family="text">
      <style:text-properties officeooo:rsid="002eb303"/>
    </style:style>
    <style:style style:name="T60" style:family="text">
      <style:text-properties officeooo:rsid="002edda8"/>
    </style:style>
    <style:style style:name="T61" style:family="text">
      <style:text-properties officeooo:rsid="002f4776"/>
    </style:style>
    <style:style style:name="T62" style:family="text">
      <style:text-properties officeooo:rsid="0030b81d"/>
    </style:style>
    <style:style style:name="T63" style:family="text">
      <style:text-properties officeooo:rsid="003108ae"/>
    </style:style>
    <style:style style:name="T64" style:family="text">
      <style:text-properties officeooo:rsid="003145f2"/>
    </style:style>
    <style:style style:name="T65" style:family="text">
      <style:text-properties officeooo:rsid="003329c1"/>
    </style:style>
    <style:style style:name="T66" style:family="text">
      <style:text-properties fo:font-style="normal" officeooo:rsid="0033ea0b" style:font-style-asian="normal" style:font-style-complex="normal"/>
    </style:style>
    <style:style style:name="T67" style:family="text">
      <style:text-properties fo:font-style="normal" officeooo:rsid="005aa1f7" style:font-style-asian="normal" style:font-style-complex="normal"/>
    </style:style>
    <style:style style:name="T68" style:family="text">
      <style:text-properties fo:font-style="normal" officeooo:rsid="0069b7ff" style:font-style-asian="normal" style:font-style-complex="normal"/>
    </style:style>
    <style:style style:name="T69" style:family="text">
      <style:text-properties fo:font-style="normal" officeooo:rsid="0056d9db" style:font-style-asian="normal" style:font-style-complex="normal"/>
    </style:style>
    <style:style style:name="T70" style:family="text">
      <style:text-properties fo:font-style="normal" officeooo:rsid="008b746a" style:font-style-asian="normal" style:font-style-complex="normal"/>
    </style:style>
    <style:style style:name="T71" style:family="text">
      <style:text-properties fo:font-style="normal" officeooo:rsid="008cdeac" style:font-style-asian="normal" style:font-style-complex="normal"/>
    </style:style>
    <style:style style:name="T72" style:family="text">
      <style:text-properties fo:font-style="normal" officeooo:rsid="008eb861" style:font-style-asian="normal" style:font-style-complex="normal"/>
    </style:style>
    <style:style style:name="T73" style:family="text">
      <style:text-properties fo:font-style="normal" officeooo:rsid="009207f8" style:font-style-asian="normal" style:font-style-complex="normal"/>
    </style:style>
    <style:style style:name="T74" style:family="text">
      <style:text-properties officeooo:rsid="003478c7"/>
    </style:style>
    <style:style style:name="T75" style:family="text">
      <style:text-properties officeooo:rsid="00356f8a"/>
    </style:style>
    <style:style style:name="T76" style:family="text">
      <style:text-properties officeooo:rsid="0038719d"/>
    </style:style>
    <style:style style:name="T77" style:family="text">
      <style:text-properties officeooo:rsid="0038e22e"/>
    </style:style>
    <style:style style:name="T78" style:family="text">
      <style:text-properties officeooo:rsid="0039e770"/>
    </style:style>
    <style:style style:name="T79" style:family="text">
      <style:text-properties officeooo:rsid="003aa964"/>
    </style:style>
    <style:style style:name="T80" style:family="text">
      <style:text-properties officeooo:rsid="003c2a09"/>
    </style:style>
    <style:style style:name="T81" style:family="text">
      <style:text-properties fo:font-size="8pt" officeooo:rsid="003c2a09" style:font-size-asian="8pt" style:font-size-complex="8pt"/>
    </style:style>
    <style:style style:name="T82" style:family="text">
      <style:text-properties fo:font-size="8pt" officeooo:rsid="00420006" style:font-size-asian="8pt" style:font-size-complex="8pt"/>
    </style:style>
    <style:style style:name="T83" style:family="text">
      <style:text-properties fo:font-size="8pt" officeooo:rsid="00623601" style:font-size-asian="8pt" style:font-size-complex="8pt"/>
    </style:style>
    <style:style style:name="T84" style:family="text">
      <style:text-properties fo:font-size="8pt" officeooo:rsid="0062f351" style:font-size-asian="8pt" style:font-size-complex="8pt"/>
    </style:style>
    <style:style style:name="T85" style:family="text">
      <style:text-properties fo:font-size="8pt" officeooo:rsid="0064731c" style:font-size-asian="8pt" style:font-size-complex="8pt"/>
    </style:style>
    <style:style style:name="T86" style:family="text">
      <style:text-properties fo:font-size="8pt" officeooo:rsid="00654cb0" style:font-size-asian="8pt" style:font-size-complex="8pt"/>
    </style:style>
    <style:style style:name="T87" style:family="text">
      <style:text-properties fo:font-size="8pt" officeooo:rsid="00745187" style:font-size-asian="8pt" style:font-size-complex="8pt"/>
    </style:style>
    <style:style style:name="T88" style:family="text">
      <style:text-properties fo:font-size="8pt" officeooo:rsid="0077acd1" style:font-size-asian="8pt" style:font-size-complex="8pt"/>
    </style:style>
    <style:style style:name="T89" style:family="text">
      <style:text-properties fo:font-size="8pt" officeooo:rsid="00792225" style:font-size-asian="8pt" style:font-size-complex="8pt"/>
    </style:style>
    <style:style style:name="T90" style:family="text">
      <style:text-properties fo:font-size="8pt" officeooo:rsid="0084913c" style:font-size-asian="8pt" style:font-size-complex="8pt"/>
    </style:style>
    <style:style style:name="T91" style:family="text">
      <style:text-properties fo:font-size="8pt" officeooo:rsid="008a194d" style:font-size-asian="8pt" style:font-size-complex="8pt"/>
    </style:style>
    <style:style style:name="T92" style:family="text">
      <style:text-properties fo:font-size="8pt" officeooo:rsid="0091e8b4" style:font-size-asian="8pt" style:font-size-complex="8pt"/>
    </style:style>
    <style:style style:name="T93" style:family="text">
      <style:text-properties fo:font-size="8pt" fo:font-style="italic" officeooo:rsid="003c2a09" style:font-size-asian="8pt" style:font-style-asian="italic" style:font-size-complex="8pt" style:font-style-complex="italic"/>
    </style:style>
    <style:style style:name="T94" style:family="text">
      <style:text-properties fo:font-size="8pt" fo:font-style="italic" officeooo:rsid="0064731c" style:font-size-asian="8pt" style:font-style-asian="italic" style:font-size-complex="8pt" style:font-style-complex="italic"/>
    </style:style>
    <style:style style:name="T95" style:family="text">
      <style:text-properties fo:font-size="8pt" fo:font-style="italic" officeooo:rsid="0091e8b4" style:font-size-asian="8pt" style:font-style-asian="italic" style:font-size-complex="8pt" style:font-style-complex="italic"/>
    </style:style>
    <style:style style:name="T96" style:family="text">
      <style:text-properties fo:font-size="8pt" fo:font-weight="normal" officeooo:rsid="00654cb0" style:font-size-asian="8pt" style:font-weight-asian="normal" style:font-size-complex="8pt" style:font-weight-complex="normal"/>
    </style:style>
    <style:style style:name="T97" style:family="text">
      <style:text-properties fo:font-size="8pt" fo:font-style="normal" officeooo:rsid="0064731c" style:font-size-asian="8pt" style:font-style-asian="normal" style:font-size-complex="8pt" style:font-style-complex="normal"/>
    </style:style>
    <style:style style:name="T98" style:family="text">
      <style:text-properties fo:font-size="8pt" fo:font-style="normal" officeooo:rsid="00745187" style:font-size-asian="8pt" style:font-style-asian="normal" style:font-size-complex="8pt" style:font-style-complex="normal"/>
    </style:style>
    <style:style style:name="T99" style:family="text">
      <style:text-properties officeooo:rsid="003ca224"/>
    </style:style>
    <style:style style:name="T100" style:family="text">
      <style:text-properties officeooo:rsid="003cf9d8"/>
    </style:style>
    <style:style style:name="T101" style:family="text">
      <style:text-properties fo:font-size="12pt" officeooo:rsid="006ceff5" style:font-size-asian="12pt" style:font-size-complex="12pt"/>
    </style:style>
    <style:style style:name="T102" style:family="text">
      <style:text-properties officeooo:rsid="003ee447"/>
    </style:style>
    <style:style style:name="T103" style:family="text">
      <style:text-properties officeooo:rsid="0040bdb8"/>
    </style:style>
    <style:style style:name="T104" style:family="text">
      <style:text-properties officeooo:rsid="00442bdc"/>
    </style:style>
    <style:style style:name="T105" style:family="text">
      <style:text-properties officeooo:rsid="0044dcee"/>
    </style:style>
    <style:style style:name="T106" style:family="text">
      <style:text-properties officeooo:rsid="00467f39"/>
    </style:style>
    <style:style style:name="T107" style:family="text">
      <style:text-properties officeooo:rsid="00473be1"/>
    </style:style>
    <style:style style:name="T108" style:family="text">
      <style:text-properties officeooo:rsid="0047dd76"/>
    </style:style>
    <style:style style:name="T109" style:family="text">
      <style:text-properties officeooo:rsid="004979c2"/>
    </style:style>
    <style:style style:name="T110" style:family="text">
      <style:text-properties officeooo:rsid="004db532"/>
    </style:style>
    <style:style style:name="T111" style:family="text">
      <style:text-properties officeooo:rsid="0050370b"/>
    </style:style>
    <style:style style:name="T112" style:family="text">
      <style:text-properties officeooo:rsid="0052d9e4"/>
    </style:style>
    <style:style style:name="T113" style:family="text">
      <style:text-properties officeooo:rsid="00563e8d"/>
    </style:style>
    <style:style style:name="T114" style:family="text">
      <style:text-properties officeooo:rsid="0056d9db"/>
    </style:style>
    <style:style style:name="T115" style:family="text">
      <style:text-properties officeooo:rsid="00627565"/>
    </style:style>
    <style:style style:name="T116" style:family="text">
      <style:text-properties officeooo:rsid="0062c510"/>
    </style:style>
    <style:style style:name="T117" style:family="text">
      <style:text-properties officeooo:rsid="0067771d"/>
    </style:style>
    <style:style style:name="T118" style:family="text">
      <style:text-properties officeooo:rsid="00684506"/>
    </style:style>
    <style:style style:name="T119" style:family="text">
      <style:text-properties officeooo:rsid="0069b7ff"/>
    </style:style>
    <style:style style:name="T120" style:family="text">
      <style:text-properties officeooo:rsid="006a0faa"/>
    </style:style>
    <style:style style:name="T121" style:family="text">
      <style:text-properties officeooo:rsid="006e859c"/>
    </style:style>
    <style:style style:name="T122" style:family="text">
      <style:text-properties officeooo:rsid="006f2a77"/>
    </style:style>
    <style:style style:name="T123" style:family="text">
      <style:text-properties officeooo:rsid="007229a4"/>
    </style:style>
    <style:style style:name="T124" style:family="text">
      <style:text-properties officeooo:rsid="0073a6fe"/>
    </style:style>
    <style:style style:name="T125" style:family="text">
      <style:text-properties officeooo:rsid="007e58bd"/>
    </style:style>
    <style:style style:name="T126" style:family="text">
      <style:text-properties officeooo:rsid="007ff942"/>
    </style:style>
    <style:style style:name="T127" style:family="text">
      <style:text-properties officeooo:rsid="0080a6ff"/>
    </style:style>
    <style:style style:name="T128" style:family="text">
      <style:text-properties officeooo:rsid="00823a46"/>
    </style:style>
    <style:style style:name="T129" style:family="text">
      <style:text-properties officeooo:rsid="00842247"/>
    </style:style>
    <style:style style:name="T130" style:family="text">
      <style:text-properties officeooo:rsid="0084913c"/>
    </style:style>
    <style:style style:name="T131" style:family="text">
      <style:text-properties officeooo:rsid="00860205"/>
    </style:style>
    <style:style style:name="T132" style:family="text">
      <style:text-properties officeooo:rsid="0087cc08"/>
    </style:style>
    <style:style style:name="T133" style:family="text">
      <style:text-properties officeooo:rsid="00881846"/>
    </style:style>
    <style:style style:name="T134" style:family="text">
      <style:text-properties officeooo:rsid="008b746a"/>
    </style:style>
    <style:style style:name="T135" style:family="text">
      <style:text-properties officeooo:rsid="008ee7e3"/>
    </style:style>
    <style:style style:name="T136" style:family="text">
      <style:text-properties officeooo:rsid="0090466c"/>
    </style:style>
    <text:list-style style:name="L1">
      <text:list-level-style-number text:level="1" style:num-prefix="(" style:num-suffix=")" style:num-format="1">
        <style:list-level-properties text:list-level-position-and-space-mode="label-alignment">
          <style:list-level-label-alignment text:label-followed-by="space" fo:margin-left="0.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Una storia di cotone e monete d'oro</text:p>
      <text:p text:style-name="P15"><text:span text:style-name="T3">Studi</text:span><text:span text:style-name="T63">o</text:span><text:span text:style-name="T3"> attorno a una lettera del 1601 di un notabile ottomano al doge di Venezia</text:span></text:p>
      <text:p text:style-name="P9"><text:span text:style-name="T1">Il documento di cui ci occupiamo in questo lavoro è una lettera indirizzata al doge di Venezia e scritta da un notabile ottomano, Ca`fer Paşa, ex-</text:span><text:span text:style-name="T23">beylerbeyi</text:span><text:span text:style-name="T1"> di Cipro, </text:span><text:span text:style-name="T55">conservata nel fondo dei Documenti Turchi dell'Archivio di Stato di Venezia</text:span><text:span text:style-name="T1">.</text:span><text:span text:style-name="T1"><text:note text:id="ftn1" text:note-class="footnote"><text:note-citation>1</text:note-citation><text:note-body><text:p text:style-name="Footnote"><text:span text:style-name="T55">Si tratta del documento n. 1099 della busta 9, conservato assieme ai documenti n. 1100 (traduzione) e n. 1101 (regesti). </text:span><text:span text:style-name="T132">Gli altri documenti citati in questo lavoro provengono tutti dalla serie </text:span><text:span text:style-name="T45">Dispacci - Costantinpoli</text:span><text:span text:style-name="T132"> del fondo </text:span><text:span text:style-name="T45">Senato</text:span><text:span text:style-name="T132"> dell'Archivio di Stato di Venezia, abbreviato in seguito con ASVe, SDC.</text:span></text:p></text:note-body></text:note></text:span><text:span text:style-name="T1"> La lettera non ha data, ma nel corso dello studio è stato ricostruito il suo contesto e quindi è stato possibile stabilire che la lettera fu scritta </text:span><text:span text:style-name="T57">n</text:span><text:span text:style-name="T1">el gennaio del 1601. Come vedremo, questo documento </text:span><text:span text:style-name="T2">è parte</text:span><text:span text:style-name="T1"> di una vicenda, iniziata qualche <text:s/>anno addietro, quando Ca`fer era </text:span><text:span text:style-name="T23">beylerbeyi</text:span><text:span text:style-name="T23"><text:note text:id="ftn2" text:note-class="footnote"><text:note-citation>2</text:note-citation><text:note-body><text:p text:style-name="P50">Governatore di una provincia.</text:p></text:note-body></text:note></text:span><text:span text:style-name="T1"> di Cipro, e mette in luce una complessa rete di rapporti tra, da un lato, la Repubblica di Venezia, i suoi rappresentati e le sue istituzioni, e, dall'altro, <text:s/></text:span><text:span text:style-name="T2">i notabili ottomani e il loro </text:span><text:span text:style-name="T26">entourage</text:span><text:span text:style-name="T2">. Inoltre, questo documento mostra come, <text:s/>a cavallo tra XVI e XVII secolo, Venezia fosse ancora al centro di una fitta rete commerciale e, per usare un termine moderno, un partner privilegiato per il mondo ottomano.</text:span></text:p>
      <text:p text:style-name="P2"><text:span text:style-name="T1">Nella lettera, <text:s/>Ca`fer <text:s/>scrive <text:s/>che, quand'era </text:span><text:span text:style-name="T23">beylerbeyi</text:span><text:span text:style-name="T1"> di Cipro, aveva <text:s/>affidato <text:s/>una <text:s/>certa <text:s/>quantità <text:s/>di cotone, <text:s/>per <text:s/>la <text:s/>precisione ottantuno sacchi, <text:s/>ossia ottontacinque <text:s/>cantara di Cipro <text:s/>e diciannove </text:span><text:span text:style-name="T23">lodra</text:span><text:span text:style-name="T1">, del <text:s/>valore di tremila <text:s/>novecento monete d'oro, <text:s/>al viceconsole veneziano a Cipro, Giacomo Biasii, perché fosse venduta a Venezia.</text:span><text:span text:style-name="T1"><text:note text:id="ftn3" text:note-class="footnote"><text:note-citation>3</text:note-citation><text:note-body><text:p text:style-name="P56"><text:span text:style-name="T103">Un cantara di Cipro corrisponde a 750 libbre sottili veneziane, ossia circa 225 kg. La </text:span><text:span text:style-name="T38">lodra</text:span><text:span text:style-name="T103"> è un'unità di misura su cui si trovano notizie contrastanti. </text:span><text:span text:style-name="T136">Il valore più probabile è quello di</text:span><text:span text:style-name="T103"> un centesimo di cantara. In ogni caso, si tratta di poco più di 19 tonnellate di cotone. </text:span><text:span text:style-name="T18">Bartholomeo di Pasi</text:span><text:span text:style-name="T81">, </text:span><text:span text:style-name="T93">Tariffa de' pesi e misure corrispondenti dal Levante al Ponente, e da una terra, e luogo all'altro, quasi per tutte le parti dil mondo. Con la dichiaratione, e notificatione di tutte le robbe: che si traggono di uno paese per l'altro</text:span><text:span text:style-name="T81">, Venezia, Paolo Gherardo, 1557, </text:span><text:span text:style-name="T82">p.</text:span><text:span text:style-name="T83">13</text:span><text:span text:style-name="T84">4v; </text:span><text:span text:style-name="T19">Walther Hinz</text:span><text:span text:style-name="T85">, </text:span><text:span text:style-name="T94">Islamische Masse und Gewichte. Umgerechnet ins Metrische System</text:span><text:span text:style-name="T85">, </text:span><text:span text:style-name="T86">Leiden, Brill, 1955, p. </text:span><text:span text:style-name="T91">27</text:span><text:span text:style-name="T96">; </text:span><text:span text:style-name="T19">Henri Sauvaire</text:span><text:span text:style-name="T85">, </text:span><text:span text:style-name="T94">Matériaux pour servir à l'histoire de la numismatique et de la métrologie musulmanes</text:span><text:span text:style-name="T85">, </text:span><text:span text:style-name="T87">«</text:span><text:span text:style-name="T97">Journal Asiatique</text:span><text:span text:style-name="T98">»</text:span><text:span text:style-name="T85">, </text:span><text:span text:style-name="T86">s. 8, </text:span><text:span text:style-name="T87">4</text:span><text:span text:style-name="T86">, 1884,</text:span><text:span text:style-name="T85"> </text:span><text:span text:style-name="T86">p</text:span><text:span text:style-name="T88">p</text:span><text:span text:style-name="T86">. </text:span><text:span text:style-name="T89">207-321</text:span><text:span text:style-name="T88">: </text:span><text:span text:style-name="T90">261-269, </text:span><text:span text:style-name="T86">274</text:span><text:span text:style-name="T85">; </text:span><text:span text:style-name="T20">Francisci à Mesgnien Meninski</text:span><text:span text:style-name="T92">, </text:span><text:span text:style-name="T95">Thesaurus Linguarum Orientalium Turcicæ, Arabicæ, Persicæ. Lexicon Turcico-Arabico-Persicum</text:span><text:span text:style-name="T92">, II, Viennæ, sumptibus auctoris 1680 (ristampa anastatica İstanbul, Simurg 2000), p. 4206.</text:span></text:p></text:note-body></text:note></text:span></text:p>
      <text:p text:style-name="P2"><text:span text:style-name="T1">Senonché, Giacomo Biasii <text:s/></text:span><text:span text:style-name="T104">era morto</text:span><text:span text:style-name="T1"> durante il viaggio e, <text:s/>quando il cotone </text:span><text:span text:style-name="T104">era arrivato</text:span><text:span text:style-name="T1"> a Venezia, la parte di <text:s/>Ca`fer </text:span><text:span text:style-name="T104">era stata</text:span><text:span text:style-name="T1"> unita ai beni del morto. </text:span><text:span text:style-name="T104">Al momento della stesura della lettera</text:span><text:span text:style-name="T1">, </text:span><text:span text:style-name="T104">il</text:span><text:span text:style-name="T2"> cotone</text:span><text:span text:style-name="T1"> si trova nelle <text:s/>mani degli eredi </text:span><text:span text:style-name="T2">di Biasii </text:span><text:span text:style-name="T1">o di un certo </text:span><text:soft-page-break/><text:span text:style-name="T1">Marco d'Aldi, </text:span><text:span text:style-name="T2">suo socio in affari.</text:span></text:p>
      <text:p text:style-name="P7"><text:span text:style-name="T104">In precedenza, </text:span><text:span text:style-name="T1">Ca`fer <text:s/>si </text:span><text:span text:style-name="T57">era</text:span><text:span text:style-name="T1"> rivolto <text:s/>al bailo <text:s/>veneziano a <text:s/>Costantinopoli, Girolamo Cappello, perché indag</text:span><text:span text:style-name="T57">asse</text:span><text:span text:style-name="T1"> sulla <text:s/>vicenda, </text:span><text:span text:style-name="T2">cosa che Cappello </text:span><text:span text:style-name="T57">aveva</text:span><text:span text:style-name="T2"> fatto prima di lasciare Costantinopoli. </text:span><text:span text:style-name="T104">Adesso, i</text:span><text:span text:style-name="T1">l </text:span><text:span text:style-name="T2">nuovo </text:span><text:span text:style-name="T1">bai</text:span><text:span text:style-name="T2">lo</text:span><text:span text:style-name="T1"> </text:span><text:span text:style-name="T2">(Agostino Nani)</text:span><text:span text:style-name="T1"> gli <text:s/></text:span><text:span text:style-name="T105">ha </text:span><text:span text:style-name="T106">suggerito</text:span><text:span text:style-name="T1"> di nominare un rappresentante a <text:s/>Venezia, una persona fidata che possa curare <text:s/>i suoi <text:s/>interessi davanti <text:s/>al Consiglio <text:s/>dei Cinque <text:s/>Savi alla Mercanzia; ma </text:span><text:span text:style-name="T104">gli </text:span><text:span text:style-name="T105">ha </text:span><text:span text:style-name="T104">consiglia</text:span><text:span text:style-name="T105">to</text:span><text:span text:style-name="T104"> </text:span><text:span text:style-name="T1">di </text:span><text:span text:style-name="T106">nominare qualcuno che sia già a Venezia, anziché inviare <text:s/></text:span><text:span text:style-name="T1">un </text:span><text:span text:style-name="T23">çavuş</text:span><text:span text:style-name="T1">,</text:span><text:span text:style-name="T1"><text:note text:id="ftn4" text:note-class="footnote"><text:note-citation>4</text:note-citation><text:note-body><text:p text:style-name="P22"><text:span text:style-name="T61">I</text:span><text:span text:style-name="T62">l</text:span><text:span text:style-name="T61"> </text:span><text:span text:style-name="T24">çavuş</text:span><text:span text:style-name="T61"> </text:span><text:span text:style-name="T62">è</text:span><text:span text:style-name="T61"> un ufficiale di rango <text:s/>inferiore. <text:s/>Nell'impero <text:s/>ottomano un </text:span><text:span text:style-name="T24">çavuş</text:span><text:span text:style-name="T61"> <text:s/>poteva svolgere <text:s/>funzioni <text:s/>anche molto <text:s/>diverse <text:s/>tra loro. <text:s text:c="2"/>In genere, erano </text:span><text:span text:style-name="T24">çavuş</text:span><text:span text:style-name="T61"> i sottoposti di un </text:span><text:span text:style-name="T24">beylerbeyi</text:span><text:span text:style-name="T61">. Ma </text:span><text:span text:style-name="T24">çavuş</text:span><text:span text:style-name="T61"> erano anche <text:s/>i messaggeri inviati in via <text:s/>ufficiale o privata, sia <text:s text:c="2"/>presso <text:s/>corti <text:s text:c="2"/>straniere, <text:s/>che <text:s text:c="2"/>all'interno <text:s text:c="2"/>dell'impero, e il loro potere di <text:s/>rappresentanza poteva <text:s/>variare ampiamente. </text:span><text:span text:style-name="T7">Maria Pia Pedani</text:span><text:span text:style-name="T64">, </text:span><text:span text:style-name="T30">In nome del Gran Signore. Inviati ottomani a Venezia dalla caduta di Costantinopoli alla guerra di Candia</text:span><text:span text:style-name="T64">, </text:span><text:span text:style-name="T65">Venezia, </text:span><text:span text:style-name="T64">Deputazione Editrice, </text:span><text:span text:style-name="T65">1994, pp. 9-11.</text:span></text:p></text:note-body></text:note></text:span><text:span text:style-name="T1"> com'era nelle intenzioni di Ca`fer. </text:span></text:p>
      <text:p text:style-name="P2"><text:span text:style-name="T105">A questo scopo, </text:span><text:span text:style-name="T1">Ca</text:span><text:span text:style-name="T105">`</text:span><text:span text:style-name="T1">fer <text:s/>si </text:span><text:span text:style-name="T105">è rivolto</text:span><text:span text:style-name="T2"> </text:span><text:span text:style-name="T1">agli Abudenti, <text:s/>una importante famiglia <text:s/>ebrea di Costantinopoli con agenti a Venezia, <text:s/>che gli </text:span><text:span text:style-name="T107">hanno </text:span><text:span text:style-name="T1">conce</text:span><text:span text:style-name="T107">sso</text:span><text:span text:style-name="T1"> di servirsi di un loro <text:s/>uomo, Mosè <text:s/>Magiaod. <text:s/>L'incarico che Ca`fer assegna a Mosè Magiaod è duplice: da una parte, dovrà <text:s/>recuperare <text:s/>il <text:s/>denaro <text:s text:c="2"/>ricavato <text:s/>dalla <text:s/>vendita <text:s/>del <text:s/>cotone; dall'altra, <text:s/>dovrà utilizzare <text:s/>parte di <text:s/>questo denaro <text:s/>per acquistare alcune merci. Il <text:s/>tutto dovrà essere inviato via <text:s/>nave, e dovrà essere assicurato a nome di Cafer.</text:span></text:p>
      <text:p text:style-name="P3"><text:span text:style-name="T3">Come accennato all'inizio, il documento è senza data, è stato possibile però datarlo e ricollocarlo nel suo contesto, grazie a </text:span><text:span text:style-name="T47">un</text:span><text:span text:style-name="T3"> riferimet</text:span><text:span text:style-name="T47">o</text:span><text:span text:style-name="T3"> </text:span><text:span text:style-name="T47">ad un evento ben preciso </text:span><text:span text:style-name="T3">contenut</text:span><text:span text:style-name="T47">o</text:span><text:span text:style-name="T3"> nella lettera, </text:span><text:span text:style-name="T47">ossia il <text:s/>ritorno di Cappello <text:s/>a Venezia. </text:span><text:span text:style-name="T56">In precedenza, </text:span><text:span text:style-name="T108">forse </text:span><text:span text:style-name="T56">s</text:span><text:span text:style-name="T47">ulla base di questo riferimento, per la lettera era stata ipotizzata la data del 1599. Difatti, Girolamo Cappello, <text:s/>bailo a Costantinopoli <text:s/>dal 1595 <text:s/>al 1600,</text:span><text:span text:style-name="T47"><text:note text:id="ftn5" text:note-class="footnote"><text:note-citation>5</text:note-citation><text:note-body><text:p text:style-name="P36"><text:span text:style-name="T8">Girolamo Cappello</text:span><text:span text:style-name="T65">, </text:span><text:span text:style-name="T31">Relazione dell'illustrissimo signor Gerolamo Cappello, il Savio del Consiglio, quondam ser Alvise, ritornato di bailo di Costantinopoli, rifferita in Senato adi 16 febraro 1600. Egli fu eletto del 1595, adi 26 novembre ad Amurat 3°</text:span><text:span text:style-name="T65">, </text:span><text:span text:style-name="T75">in</text:span><text:span text:style-name="T65"> </text:span><text:span text:style-name="T31">Relazioni di ambasciatori veneti al Senato. Volume XIV. Costantinopoli, relazioni inedite (1512-1789)</text:span><text:span text:style-name="T65">, a cura di </text:span><text:span text:style-name="T8">Maria Pia Pedani-Fabris</text:span><text:span text:style-name="T65">, Padova, Ausilio - Bottega d'Erasmo, 1996, p. </text:span><text:span text:style-name="T125">395-474: </text:span><text:span text:style-name="T65">396; </text:span><text:span text:style-name="T21">Maria Pia Pedani</text:span><text:span text:style-name="T114">, </text:span><text:span text:style-name="T39">Elenco degli inviati diplomatici veneziani presso i sovrani ottomani</text:span><text:span text:style-name="T114">, </text:span><text:span text:style-name="T125">«</text:span><text:span text:style-name="T69">Electronic Journal of Oriental Studies</text:span><text:span text:style-name="T42">»</text:span><text:span text:style-name="T114">, </text:span><text:span text:style-name="T125">5</text:span><text:span text:style-name="T114">, 2002, pp. </text:span><text:span text:style-name="T126">1-54: </text:span><text:span text:style-name="T114">37-38.</text:span></text:p></text:note-body></text:note></text:span><text:span text:style-name="T47"> avrebbe dovuto <text:s/>lasciare <text:s/>Costantinopoli <text:s/>nel <text:s/>1599. <text:s/>Ma <text:s/>il <text:s/>suo <text:s/>successore, Vincenzo <text:s/>Gradenigo, <text:s/>si <text:s/></text:span><text:span text:style-name="T108">era ammalato</text:span><text:span text:style-name="T47"> <text:s text:c="2"/>durante <text:s/>il <text:s/>viaggio <text:s/>ed <text:s/></text:span><text:span text:style-name="T108">era arrivato</text:span><text:span text:style-name="T47"> <text:s/>a Costantinopoli solo alla fine del <text:s/>1599, dove </text:span><text:span text:style-name="T108">era morto</text:span><text:span text:style-name="T47"> il 22 febbraio 1600.</text:span><text:span text:style-name="T47"><text:note text:id="ftn6" text:note-class="footnote"><text:note-citation>6</text:note-citation><text:note-body><text:p text:style-name="P51">ASVe, SDC, f. 52 n. 1.</text:p></text:note-body></text:note></text:span><text:span text:style-name="T47"> <text:s/>Pertanto, </text:span><text:span text:style-name="T48">in realtà,</text:span><text:span text:style-name="T47"> Ca</text:span><text:span text:style-name="T48">p</text:span><text:span text:style-name="T47">pello dovette attendere che fosse nominato <text:s text:c="2"/>un <text:s/>nuovo <text:s/>bailo, <text:s text:c="2"/>Agostino <text:s/>Nani, <text:s text:c="2"/></text:span><text:span text:style-name="T56">che</text:span><text:span text:style-name="T47"> <text:s text:c="2"/>arrivò <text:s/>a Costantinopoli <text:s text:c="5"/>all'inizio <text:s text:c="6"/>di <text:s text:c="5"/>luglio <text:s text:c="5"/>del <text:s text:c="5"/>1600.</text:span><text:span text:style-name="T47"><text:note text:id="ftn7" text:note-class="footnote"><text:note-citation>7</text:note-citation><text:note-body><text:p text:style-name="Footnote"><text:span text:style-name="T74">ASVe, SDC, f. 51 n. 22, </text:span><text:span text:style-name="T111">c. 225r.</text:span></text:p></text:note-body></text:note></text:span><text:span text:style-name="T47"> <text:s/>Ca</text:span><text:span text:style-name="T48">p</text:span><text:span text:style-name="T47">pello poté quindi <text:s/></text:span><text:soft-page-break/><text:span text:style-name="T47">partire il 14 settembre 1600</text:span><text:span text:style-name="T47"><text:note text:id="ftn8" text:note-class="footnote"><text:note-citation>8</text:note-citation><text:note-body><text:p text:style-name="Footnote"><text:span text:style-name="T74">ASVe, SDC, f. 52 n. 9, c. </text:span><text:span text:style-name="T47">63r.</text:span></text:p></text:note-body></text:note></text:span><text:span text:style-name="T47"> </text:span><text:span text:style-name="T108">e r</text:span><text:span text:style-name="T47">elazionò <text:s/>in Senato <text:s/>a Venezia <text:s/>il 26 febbraio 1601.</text:span><text:span text:style-name="T47"><text:note text:id="ftn9" text:note-class="footnote"><text:note-citation>9</text:note-citation><text:note-body><text:p text:style-name="P24"><text:span text:style-name="T9">Cappello</text:span><text:span text:style-name="T66">, “Relazione”, </text:span><text:span text:style-name="T67">p. 395.</text:span></text:p></text:note-body></text:note></text:span></text:p>
      <text:p text:style-name="P4"><text:span text:style-name="T48">Sulla base di queste considerazioni, </text:span><text:span text:style-name="T108">e del fatto che Ca`fer cita entrambi i baili nella sua lettera, abbiamo orientato </text:span><text:span text:style-name="T48">l'indagine </text:span><text:span text:style-name="T108">verso il periodo </text:span><text:span text:style-name="T48">di avvicendamento dei due baili</text:span><text:span text:style-name="T48">. Scopriamo quindi che Ca`fer, rimosso dalla carica di </text:span><text:span text:style-name="T27">beylerbeyi</text:span><text:span text:style-name="T48"> di Cipro e sostituito da Şaban Paşa il 16 aprile del 1599,</text:span><text:span text:style-name="T48"><text:note text:id="ftn10" text:note-class="footnote"><text:note-citation>10</text:note-citation><text:note-body><text:p text:style-name="P24"><text:span text:style-name="T74">ASVe, SDC, f. 49 n. 9, </text:span><text:span text:style-name="T111">c. 95.</text:span></text:p></text:note-body></text:note></text:span><text:span text:style-name="T48"> nell'autunno del 1599 rientra a Costantinopoli. </text:span><text:span text:style-name="T47">Il console <text:s/>veneziano ad Aleppo, durante il viaggio di </text:span><text:span text:style-name="T99">ritorno</text:span><text:span text:style-name="T47"> </text:span><text:span text:style-name="T99">verso</text:span><text:span text:style-name="T47"> Venezia, lo incontra a Cipro <text:s/>il <text:s text:c="2"/>21 <text:s/>ottobre <text:s/>1599, <text:s/></text:span><text:span text:style-name="T58">mentre</text:span><text:span text:style-name="T48"> si appresta a partire per </text:span><text:span text:style-name="T47">Costantinopoli:</text:span></text:p>
      <text:p text:style-name="P16"><text:span text:style-name="T49">si <text:s/>partì per <text:s/>Costantinopoli con <text:s/>due galere, <text:s/>Giaffer già <text:s/>bascià di quell'isola chiamato <text:s/>alla Porta <text:s/>dal Gran Signore, <text:s/>e si <text:s/>giudica che sarà <text:s text:c="2"/>spogliato <text:s text:c="2"/>delle <text:s/>ricchezze <text:s text:c="2"/>che <text:s text:c="2"/>egli <text:s text:c="2"/>ha <text:s/>acquistate <text:s text:c="2"/>in quell'isola. Del che dubitandone egli, <text:s/>ha fatto quanto poteva per non vi andare, e <text:s/>non ha potuto scusarsi. Ma si disse <text:s/>che porti seco gran presenti per <text:s/>gratificarsi con esso <text:s/>Gran Signore e con <text:s/>quelli visiri.</text:span><text:span text:style-name="T49"><text:note text:id="ftn11" text:note-class="footnote"><text:note-citation>11</text:note-citation><text:note-body><text:p text:style-name="P25"><text:span text:style-name="T12">Giorgio Emo</text:span><text:span text:style-name="T75">, </text:span><text:span text:style-name="T32">Relazione di Soria del Console Giorgio Emo, letta in Senato il 12 dicembre 1599</text:span><text:span text:style-name="T75">, in </text:span><text:span text:style-name="T32">Relazioni dei Consoli Veneti nella Siria</text:span><text:span text:style-name="T75">, a cura di </text:span><text:span text:style-name="T12">Guglielmo Berchet</text:span><text:span text:style-name="T75">, Torino, Paravia, 1866, pp. </text:span><text:span text:style-name="T127">100-109: </text:span><text:span text:style-name="T75">109</text:span><text:span text:style-name="T47">.</text:span></text:p></text:note-body></text:note></text:span></text:p>
      <text:p text:style-name="P11"><text:span text:style-name="T47">Probabilmente quindi <text:s/></text:span><text:span text:style-name="T50">C</text:span><text:span text:style-name="T47">a</text:span><text:span text:style-name="T50">`</text:span><text:span text:style-name="T47">fer non ha potuto <text:s/>incontrare Cap</text:span><text:span text:style-name="T50">p</text:span><text:span text:style-name="T47">ello fino all'inizio <text:s/>del <text:s text:c="2"/>1600. <text:s text:c="2"/>Nelle <text:s/>sue <text:s/>lettere <text:s/>al <text:s text:c="2"/>Senato <text:s/>del <text:s/>1600, </text:span><text:span text:style-name="T50">C</text:span><text:span text:style-name="T47">a</text:span><text:span text:style-name="T50">p</text:span><text:span text:style-name="T47">pello <text:s/>fa solo <text:s/>sporadici <text:s/>accenni <text:s/>alla vicenda, <text:s/>di <text:s/>cui si <text:s/>sta comunque <text:s/>interessando.</text:span><text:span text:style-name="T47"><text:note text:id="ftn12" text:note-class="footnote"><text:note-citation>12</text:note-citation><text:note-body><text:p text:style-name="P29"><text:span text:style-name="T75">Ad esempio, ne parla in ASVe, SDC, f. </text:span><text:span text:style-name="T47">51 </text:span><text:span text:style-name="T75">n. </text:span><text:span text:style-name="T47">11, </text:span><text:span text:style-name="T111">c. 105r,</text:span><text:span text:style-name="T47"> </text:span><text:span text:style-name="T75">e </text:span><text:span text:style-name="T112">in </text:span><text:span text:style-name="T75">ASVe, SDC, f. </text:span><text:span text:style-name="T47">51</text:span><text:span text:style-name="T75"> n. </text:span><text:span text:style-name="T47">22, </text:span><text:span text:style-name="T111">c. 223.</text:span></text:p></text:note-body></text:note></text:span><text:span text:style-name="T47"> <text:s text:c="2"/>Il <text:s/>1 luglio <text:s/>1600, Ca</text:span><text:span text:style-name="T51">p</text:span><text:span text:style-name="T47">pello riferisce che </text:span><text:span text:style-name="T51">C</text:span><text:span text:style-name="T47">a</text:span><text:span text:style-name="T51">`</text:span><text:span text:style-name="T47">fer è <text:s/>stato inviato con alcune galere nel Mar Nero, </text:span><text:span text:style-name="T121">per unirsi a</text:span><text:span text:style-name="T3">lla flotta inviata nel <text:s/>Danubio a supporto della campagna nei Balcani.</text:span><text:span text:style-name="T3"><text:note text:id="ftn13" text:note-class="footnote"><text:note-citation>13</text:note-citation><text:note-body><text:p text:style-name="P30"><text:span text:style-name="T3">ASVe, SDC, f. 51 n. 29, </text:span><text:span text:style-name="T111">c. 298v</text:span><text:span text:style-name="T118">.</text:span></text:p></text:note-body></text:note></text:span></text:p>
      <text:p text:style-name="P12"><text:span text:style-name="T47">All'inizio di <text:s/>settembre del 1600, <text:s/>Şaban Pa</text:span><text:span text:style-name="T52">şa</text:span><text:span text:style-name="T47"> viene <text:s/>sostituito da Mustaf</text:span><text:span text:style-name="T133">a</text:span><text:span text:style-name="T47"> </text:span><text:span text:style-name="T108">Paşa (Mustafà </text:span><text:span text:style-name="T47">Filangini </text:span><text:span text:style-name="T133">nei documenti veneziani</text:span><text:span text:style-name="T108">)</text:span><text:span text:style-name="T47"> al governo di Cipro <text:s/></text:span><text:span text:style-name="T58">e</text:span><text:span text:style-name="T47"> va a raggiungere <text:s/></text:span><text:span text:style-name="T52">C</text:span><text:span text:style-name="T47">a</text:span><text:span text:style-name="T52">`</text:span><text:span text:style-name="T47">fer <text:s/>nel Mar <text:s/>Nero.</text:span><text:span text:style-name="T47"><text:note text:id="ftn14" text:note-class="footnote"><text:note-citation>14</text:note-citation><text:note-body><text:p text:style-name="P33"><text:span text:style-name="T76">ASVe, SDC, f. 51 n. 42</text:span><text:span text:style-name="T113">-</text:span><text:span text:style-name="T76">43, f. 52 n.14, </text:span><text:span text:style-name="T47">c. 86v</text:span><text:span text:style-name="T111">; </text:span><text:span text:style-name="T6">Joseph von Hammer</text:span><text:span text:style-name="T3">, </text:span><text:span text:style-name="T22">Histoire de l'Empire Ottoman depuis son origine jusqu'à nos jours</text:span><text:span text:style-name="T3">, </text:span><text:span text:style-name="T128">2,</text:span><text:span text:style-name="T3"> tr. </text:span><text:span text:style-name="T6">H. Dochez</text:span><text:span text:style-name="T3">, Paris, Béthun et Plon, 1844</text:span><text:span text:style-name="T4">2</text:span><text:span text:style-name="T3">, </text:span><text:span text:style-name="T118">p. </text:span><text:span text:style-name="T122">299</text:span><text:span text:style-name="T47">.</text:span></text:p></text:note-body></text:note></text:span><text:span text:style-name="T47"> A novembre, </text:span><text:span text:style-name="T109">quando Cappello è ormai sulla strada per Venezia,</text:span><text:span text:style-name="T47"> </text:span><text:span text:style-name="T52">C</text:span><text:span text:style-name="T47">a</text:span><text:span text:style-name="T52">`</text:span><text:span text:style-name="T47">fer <text:s text:c="2"/>rientra <text:s/>a <text:s/>Costantinopoli <text:s/>e <text:s text:c="2"/>si <text:s/>preoccupa <text:s/>di contattare il bailo per ringraziarlo dell'interessamento, </text:span><text:span text:style-name="T58">cosa di cui Agostino Nani riferisce in una lettera</text:span><text:span text:style-name="T47">.</text:span><text:span text:style-name="T47"><text:note text:id="ftn15" text:note-class="footnote"><text:note-citation>15</text:note-citation><text:note-body><text:p text:style-name="P26"><text:span text:style-name="T76">ASVe, SDC, f. 52 n.22,</text:span><text:span text:style-name="T47"> c. 169r.</text:span></text:p></text:note-body></text:note></text:span><text:span text:style-name="T47"> </text:span><text:span text:style-name="T52">Dalla </text:span><text:span text:style-name="T58">stessa </text:span><text:span text:style-name="T52">lettera, apprendiamo anche che Giacomo Biasii, l'uomo a cui Ca`fer aveva venduto il suo cotone, era stato viceconsole a Cipro:</text:span></text:p>
      <text:p text:style-name="P17"><text:span text:style-name="T49">Giafer havendo incontrato uno degli <text:s/>Dragomanni di casa, gli ha detto, che dovesse <text:s/>dirmi come ringraziava grandemente <text:s/>Vostra Ser[eni]tà del favore <text:s/>che le <text:s/>aveva fatto <text:s/>col coagiuviar <text:s/>la </text:span><text:soft-page-break/><text:span text:style-name="T49">ricuperatione <text:s/>del suo credito dalli heredi del già Giacomo dei Biasij, che fù viceconsule in Cipro, <text:s/>come <text:s/>io <text:s/>li <text:s/>giorni <text:s/>precedenti per <text:s/>lettere <text:s/>ricevute <text:s/>dalli Ill[ustrissi]mi S[igno]ri Cinque Savii <text:s/></text:span><text:span text:style-name="T49">sopra la mercanzia feci sapere al suo cheraià.</text:span><text:span text:style-name="T47"><text:note text:id="ftn16" text:note-class="footnote"><text:note-citation>16</text:note-citation><text:note-body><text:p text:style-name="P26"><text:span text:style-name="T76">ASVe, SDC, f. 52 n.22,</text:span><text:span text:style-name="T47"> c. 169r.</text:span></text:p></text:note-body></text:note></text:span></text:p>
      <text:p text:style-name="P5"><text:span text:style-name="T47">Il <text:s text:c="2"/>6 <text:s text:c="3"/>gennaio <text:s text:c="2"/></text:span><text:span text:style-name="T52">C</text:span><text:span text:style-name="T47">a</text:span><text:span text:style-name="T52">`</text:span><text:span text:style-name="T47">fer <text:s text:c="2"/>e <text:s text:c="2"/>Nani <text:s text:c="2"/>si <text:s text:c="3"/>incontrano <text:s text:c="2"/>di <text:s text:c="2"/>nuovo.</text:span><text:span text:style-name="T47"><text:note text:id="ftn17" text:note-class="footnote"><text:note-citation>17</text:note-citation><text:note-body><text:p text:style-name="P26"><text:span text:style-name="T76">ASVe, SDC, f. 52 n.33, </text:span><text:span text:style-name="T47">c. 297v.</text:span></text:p></text:note-body></text:note></text:span><text:span text:style-name="T47"> <text:s/>Il <text:s/>20 <text:s/>gennaio 1601, <text:s/>Nani scrive <text:s/>a Venezia, riportando di <text:s/>aver trasmesso ai Cinque Savi <text:s/>la richiesta di </text:span><text:span text:style-name="T53">C</text:span><text:span text:style-name="T47">a</text:span><text:span text:style-name="T53">`</text:span><text:span text:style-name="T47">fer, <text:s/>con una <text:s/>nota che <text:s/>è <text:s/>un riassunto <text:s/>del documento <text:s/>di cui <text:s/>ci occupiamo. Nani <text:s/>riferisce che <text:s/></text:span><text:span text:style-name="T53">C</text:span><text:span text:style-name="T47">a</text:span><text:span text:style-name="T53">`</text:span><text:span text:style-name="T47">fer ha scritto <text:s/>anche al <text:s/>Doge per raccomandare <text:s/>il suo <text:s/>commesso:</text:span></text:p>
      <text:p text:style-name="P19"><text:span text:style-name="T47">Hò <text:s/>dato <text:s/>conto <text:s/>alli <text:s/>S[igno]ri <text:s/>Cinque Savij <text:s/>alla <text:s/>mercantia <text:s/>haver dissuaso il S[igno]r Giafer che fù <text:s/>Bassà di Cipro di mandar un Chiaus à Venetia <text:s/>per il suo <text:s/>credito con Marco <text:s/>dei Aldi procurando <text:s/>anco di interessarne <text:s/>Vostra <text:s/>Serenità, <text:s/>et <text:s/>holo indotto <text:s/>à <text:s/>raccomandare <text:s/>il negotio à <text:s/>qualche commesso <text:s/>costì come hà <text:s/>fatto ad uno <text:s/>agente delli Abudenti hebrei che se ne hanno preso il carico. <text:s/>Onde così ho stimato bene <text:s/>divertire <text:s/>il <text:s/>suo <text:s/>primo <text:s/>disegno, <text:s/>così <text:s/>credo <text:s/>che <text:s/>sarà <text:s/>con sodisfazione di lei alla quale <text:s/>anco scrive una sua in raccomandazione del <text:s/>prefatto <text:s/>suo <text:s/>procuratore <text:s/>acciò <text:s/>venghi <text:s/>quanto <text:s/>più <text:s/>si <text:s/>possi occorrendo <text:s text:c="2"/>dalla <text:s/>publica <text:s text:c="2"/>aut[ori]tà <text:s/>fovorito <text:s text:c="2"/>per <text:s/>maggiormente facilitar <text:s/>la essazione del <text:s/>denaro et <text:s/>consignazione delle <text:s/>robbe, et certo che <text:s/>ogni favore, che sarà <text:s/>dimostrato di quelo <text:s/>modo che parerà alla Somma prudentia <text:s/>di V[ostra] S[ereni]tà verso la <text:s/>persona di esso S[ignor] <text:s/>Giaffer <text:s/>sarà ottimamente <text:s/>impiegata <text:s/>in <text:s/>soggetto di <text:s/>molte qualità, <text:s/>et <text:s/>essistimatore delle <text:s/>cose <text:s/>di <text:s/>mare, <text:s/>et che <text:s/>si <text:s/>mostra benissimo <text:s text:c="3"/>disposto <text:s text:c="3"/>in <text:s text:c="3"/>quella <text:s text:c="3"/>S[erenissi]ma <text:s text:c="3"/>Rep[ubbli]ca</text:span><text:span text:style-name="T47">.</text:span><text:span text:style-name="T47"><text:note text:id="ftn18" text:note-class="footnote"><text:note-citation>18</text:note-citation><text:note-body><text:p text:style-name="P26"><text:span text:style-name="T76">ASVe, SDC, f. 52 n.37, </text:span><text:span text:style-name="T47">c. 325v-326r.</text:span></text:p></text:note-body></text:note></text:span></text:p>
      <text:p text:style-name="P6"><text:span text:style-name="T58">Tre giorni prima, i</text:span><text:span text:style-name="T47">l 17 <text:s/>gennaio, Nani <text:s/>aveva scritto <text:s/>che i messi <text:s/>inviati con <text:s/>la posta dieci giorni </text:span><text:span text:style-name="T63">avanti</text:span><text:span text:style-name="T47"> </text:span><text:span text:style-name="T58">(ossia il 7 gennaio) </text:span><text:span text:style-name="T47">erano stati <text:s/>assaliti e derubati; due di loro erano stati uccisi e gli altri, <text:s/>malconci, non avevano potuto fare altro che tornare <text:s/>a Costantinopoli.</text:span><text:span text:style-name="T47"><text:note text:id="ftn19" text:note-class="footnote"><text:note-citation>19</text:note-citation><text:note-body><text:p text:style-name="P26"><text:span text:style-name="T76">ASVe, SDC, f. 52 n.35,</text:span><text:span text:style-name="T47"> c. 314v.</text:span></text:p></text:note-body></text:note></text:span><text:span text:style-name="T47"> <text:s text:c="2"/>Le lettere erano <text:s/>state <text:s/>rubate <text:s/>e <text:s/>solo <text:s/>alcune <text:s/>saranno <text:s/>recuperate <text:s/>più <text:s/>tardi.</text:span><text:span text:style-name="T47"><text:note text:id="ftn20" text:note-class="footnote"><text:note-citation>20</text:note-citation><text:note-body><text:p text:style-name="P26"><text:span text:style-name="T76">ASVe, SDC, f. 52 n.37,</text:span><text:span text:style-name="T47"> c. 330v.</text:span></text:p></text:note-body></text:note></text:span><text:span text:style-name="T47"> Alcune delle <text:s/>lettere che <text:s/>erano nella spedizione <text:s/>rubata vengono <text:s/></text:span><text:span text:style-name="T56">ri</text:span><text:span text:style-name="T47">spedite assieme <text:s/>a questa </text:span><text:span text:style-name="T57">stessa</text:span><text:span text:style-name="T47"> <text:s/>lettera <text:s/>del 17 gennaio. </text:span><text:span text:style-name="T57">Quelle</text:span><text:span text:style-name="T47"> <text:s/>di cui <text:s/>non <text:s/></text:span><text:span text:style-name="T59">è</text:span><text:span text:style-name="T47"> <text:s/>possibile fare <text:s/>un duplicato <text:s/>in tempo, <text:s/>vengono spedite <text:s/>con la <text:s/>lettera del <text:s/>20 gennaio.</text:span><text:span text:style-name="T47"><text:note text:id="ftn21" text:note-class="footnote"><text:note-citation>21</text:note-citation><text:note-body><text:p text:style-name="P52">ASVe, SDC, f. 52 n.37.</text:p></text:note-body></text:note></text:span><text:span text:style-name="T47"> E' con questa <text:s/>seconda spedizione che la lettera di </text:span><text:span text:style-name="T54">C</text:span><text:span text:style-name="T47">a</text:span><text:span text:style-name="T54">`</text:span><text:span text:style-name="T47">fer parte per Venezia. </text:span></text:p>
      <text:p text:style-name="P6"><text:span text:style-name="T47">Probabilmente, quindi, <text:s/>la lettera <text:s/>è stata scritta <text:s/>il 6 <text:s/>di gennaio, quando <text:s/></text:span><text:span text:style-name="T59">Agostino Nani</text:span><text:span text:style-name="T47"> e <text:s/></text:span><text:span text:style-name="T53">C</text:span><text:span text:style-name="T47">a</text:span><text:span text:style-name="T53">`</text:span><text:span text:style-name="T47">fer <text:s/>si </text:span><text:span text:style-name="T59">sono</text:span><text:span text:style-name="T47"> <text:s/>incontrati. <text:s/>In <text:s/>ogni caso, è possibile stabilire che la lettera fu scritta nel gennaio del 1601.</text:span><text:reference-mark text:name="agostinonani"/></text:p>
      <text:p text:style-name="P8"><text:soft-page-break/><text:span text:style-name="T59">Nella nostra vicenda, possiamo vedere un notabile ottomano </text:span><text:span text:style-name="T60">che</text:span><text:span text:style-name="T59"> </text:span><text:span text:style-name="T60">si </text:span><text:span text:style-name="T59">rivolge al bailo per risolvere </text:span><text:span text:style-name="T63">una</text:span><text:span text:style-name="T59"> controversi</text:span><text:span text:style-name="T63">a</text:span><text:span text:style-name="T59"> con cittadini veneziani </text:span><text:span text:style-name="T60">e viene da questi indirizzato</text:span><text:span text:style-name="T59"> alla </text:span><text:span text:style-name="T59">magistratura competente, </text:span><text:span text:style-name="T60">ossia</text:span><text:span text:style-name="T59"> ai Cinque Savi. </text:span><text:span text:style-name="T60">La lettera di Nani mostra come le indicazioni che vengono date a Ca`fer siano ispirate non solo dal desiderio di favorire Ca`fer per ottenerne la riconoscenza e quindi un vantaggio per la Repubblica, ma anche dalla necessità di controllare e regolare questo tipo di controversie</text:span><text:span text:style-name="T62">. I baili avevano, in particolare, il compito di dissuadere questi notabili dall'invio di messaggeri a Venezia. Questi ultimi, difatti, avrebbero dovuto essere ospitati, con tutti gli onori, a spese della Repubblica ed essere continuamente protetti e sorvegliati, per cui erano considerati un dispendioso impiccio.</text:span><text:span text:style-name="T62"><text:note text:id="ftn22" text:note-class="footnote"><text:note-citation>22</text:note-citation><text:note-body><text:p text:style-name="P26"><text:span text:style-name="T10">Pedani,</text:span><text:span text:style-name="T13"> </text:span><text:span text:style-name="T33">In</text:span><text:span text:style-name="T30"> nome del Gran Signore</text:span><text:span text:style-name="T62">, </text:span><text:span text:style-name="T130">cit., </text:span><text:span text:style-name="T62"><text:s/>p</text:span><text:span text:style-name="T78">p</text:span><text:span text:style-name="T62">. 19-20.</text:span></text:p></text:note-body></text:note></text:span><text:span text:style-name="T62"> Nani quindi assolve a un preciso mandato, quando consiglia a Ca`fer di non inviare un </text:span><text:span text:style-name="T25">çavuş</text:span><text:span text:style-name="T62">, ma di nominare un semplice procuratore. D'altro canto, perché il suo proposito vada a buon fine, Nani deve anche garantire a Ca`fer che la faccenda avrà un esito positivo e si raccomanda in questo senso nella stessa lettera.</text:span></text:p>
      <text:p text:style-name="P10"><text:span text:style-name="T63">Ca`fer</text:span><text:span text:style-name="T59"> <text:s/>dice di <text:s/>aver inviato <text:s/>a Musà <text:s/>Magiaod un <text:s/>elenco di <text:s/>cose da comprare a <text:s/>Venezia, che <text:s/>devono essere pagate <text:s/>con il <text:s/>ricavato della vendita del <text:s/>cotone. Quello che <text:s/>interessa </text:span><text:span text:style-name="T63">Ca`fer</text:span><text:span text:style-name="T59"> è quindi molto <text:s/>probabilmente più quello che può <text:s/>comprare a Venezia </text:span><text:span text:style-name="T64">con il ricavato della vendita del cotone,</text:span><text:span text:style-name="T59"> che <text:s/>non il ricavato in <text:s/>sé della vendita. Purtroppo non <text:s/>è specificato cosa </text:span><text:span text:style-name="T63">C</text:span><text:span text:style-name="T59">a</text:span><text:span text:style-name="T63">`</text:span><text:span text:style-name="T59">fer volesse <text:s/>comprare a Venezia. Possiamo <text:s/>comunque cercare <text:s/>di capire <text:s/>cosa potesse <text:s/>interessargli sia partendo da cosa a Venezia <text:s/>si vendeva e veniva esportato in direzione di Costantinopoli, <text:s/>sia cercando di <text:s/>capire quali potessero <text:s/>essere le esigenze di </text:span><text:span text:style-name="T63">C</text:span><text:span text:style-name="T59">a</text:span><text:span text:style-name="T63">`</text:span><text:span text:style-name="T59">fer.</text:span></text:p>
      <text:p text:style-name="P10"><text:span text:style-name="T59">Alla fine del XVI secolo, Venezia è ancora il fulcro di una fitta rete commerciale che collega l'Europa al resto del mondo. Il traffico delle spezie e dei tessuti <text:s/>orientali, dopo una battuta d'arresto all'inizio del <text:s text:c="2"/>secolo <text:s text:c="2"/>per <text:s text:c="2"/>le <text:s text:c="2"/>attività <text:s/>portoghesi <text:s text:c="2"/>nell'Oceano <text:s text:c="2"/>Indiano e <text:s/>un breve <text:s/>periodo di crisi <text:s/>negli anni settanta e <text:s/>ottanta dovuti <text:s/>alle guerre e <text:s/>all'instabilità dell'impero ottomano, <text:s/>negli <text:s/>anni <text:s/>novanta </text:span><text:span text:style-name="T110">del XVI secolo </text:span><text:span text:style-name="T59">è <text:s/>in <text:s/>piena ripresa e <text:s/>all'inzio del seicento ancora saldamente <text:s/>in mano veneziana.</text:span><text:span text:style-name="T59"><text:note text:id="ftn23" text:note-class="footnote"><text:note-citation>23</text:note-citation><text:note-body><text:p text:style-name="P27"><text:span text:style-name="T14">J. H. Parry</text:span><text:span text:style-name="T78">, </text:span><text:span text:style-name="T35">Le vie dei trasporti e dei commerc</text:span><text:span text:style-name="T43">i</text:span><text:span text:style-name="T78">, in </text:span><text:span text:style-name="T35">Storia economica Cambridge. Volume quarto. L'espansione economica dell'Europa nel Cinque e Seicento</text:span><text:span text:style-name="T78">, a cura di </text:span><text:span text:style-name="T14">E. E. Rich, C. H. Wilson, Valerio Castronov</text:span><text:span text:style-name="T78">, tr. </text:span><text:span text:style-name="T14">Massimo Terni</text:span><text:span text:style-name="T78">, Torino, Einaudi, 1975</text:span><text:span text:style-name="T5">2</text:span><text:span text:style-name="T78">, pp. 188-189, 191-192; </text:span><text:span text:style-name="T15">Fernand Braudel</text:span><text:span text:style-name="T77">, </text:span><text:span text:style-name="T34">Civiltà e imperi del Mediterraneo dell'età di Filippo II</text:span><text:span text:style-name="T77">, </text:span><text:span text:style-name="T129">1,</text:span><text:span text:style-name="T77"> tr. </text:span><text:span text:style-name="T15">Carlo Pischedda</text:span><text:span text:style-name="T77">, Torino, Einaudi, 2002, p. 329.</text:span></text:p></text:note-body></text:note></text:span></text:p>
      <text:p text:style-name="P10"><text:span text:style-name="T59">Il <text:s/>commercio <text:s/>dei prodotti <text:s/>industriali <text:s/>è <text:s/>in <text:s/>piena espansione, <text:s/>in particolare <text:s/>quello <text:s/></text:span><text:soft-page-break/><text:span text:style-name="T59">dei <text:s/>tessuti <text:s/>e <text:s/>quello degli <text:s/>articoli <text:s/>di <text:s/>alta tecnologia, <text:s/>come <text:s text:c="2"/>armi, <text:s/>libri, <text:s/>carta, <text:s text:c="2"/>oggetti <text:s/>in <text:s/>vetro <text:s text:c="2"/>o <text:s/>in ceramica. Nel XV secolo questi erano prodotti tipicamente </text:span><text:span text:style-name="T59">italiani, ma nel corso del XVI secolo l'Italia perde il predominio della produzione industriale <text:s/>in quasi <text:s/>tutti questi <text:s/>settori. <text:s/>Tuttavia, <text:s/>queste merci continuano ad <text:s/>usare la strada <text:s/>di Venezia per raggiungere <text:s/>il levante. </text:span><text:span text:style-name="T110">Questo, per esempio, è l'elenco di merci riportato da Di Pasi nel 1557</text:span><text:span text:style-name="T59">:</text:span><text:span text:style-name="T59"><text:note text:id="ftn24" text:note-class="footnote"><text:note-citation>24</text:note-citation><text:note-body><text:p text:style-name="P35"><text:span text:style-name="T14">J. H. Parry</text:span><text:span text:style-name="T78">, </text:span><text:span text:style-name="T35">Le vie dei trasporti e dei commerci</text:span><text:span text:style-name="T78">, in </text:span><text:span text:style-name="T35">Storia economica Cambridg</text:span><text:span text:style-name="T44">e</text:span><text:span text:style-name="T78">, </text:span><text:span text:style-name="T130">cit.,</text:span><text:span text:style-name="T78"> pp. </text:span><text:span text:style-name="T59">186-187.</text:span></text:p></text:note-body></text:note></text:span></text:p>
      <text:p text:style-name="P40">[S]i traggono di Vinetia <text:s/>per Constantinopoli, panni di lana Francesca di <text:s/>ottanta tinti <text:s/>in scarlatto, <text:s/>e <text:s/>pauonazzi, panni <text:s/>veronesi a <text:s/>tre lizzi, panni <text:s/>Visentini, panni Bressani, panni <text:s/>Padoani bastardi tinti in <text:s text:c="2"/>scarlatto, <text:s text:c="2"/>panni <text:s/>Bergamaschi <text:s text:c="2"/>stretti, <text:s text:c="2"/>carisee <text:s/>di <text:s text:c="2"/>Londra biave, <text:s/>e lattarolle, <text:s/>panni <text:s/>di Firenza, <text:s/>panni Aquilani <text:s/>fini: panni <text:s/>di seda <text:s/>di Vinetia, <text:s/>veludi, e damaschini il forzo, cremesini, verdi, <text:s/>e biavi: panni di borca d'oro, fustagni Cremonesi, <text:s/>canevazze, tele, veli di seda <text:s/>di Bologna, stagni di <text:s/>Fiandra in <text:s/>verga, filo <text:s/>di rame <text:s/>rosso tirado, <text:s/>filo <text:s/>di lottone: benche il <text:s/>filo di lottone <text:s/>è proibito, banda raspada, <text:s/>ferro stagnado largo in barili, bacili di lottone, savoni bianchi in sacchi: overo in cassa, <text:s/>verderame, <text:s/>oldono, mastice, <text:s/>grepola <text:s/>(cioè tartaro) <text:s/>ariento vivo, <text:s/>solimado, sbiaca, <text:s/>rifagallo, galla di <text:s/>Puglia marmoregna, et agostina <text:s/>mischiada insieme, olio di <text:s/>Puglia, e di <text:s/>altri luoghi, <text:s/>nosello di <text:s/>Napoli dil <text:s/>Reame, susine secche, mandole commune di Puglia senza scorzo, formazi di Calavria, e casicavalli.</text:p>
      <text:p text:style-name="P20"><text:span text:style-name="T59">Si tragono <text:s/>anchora di Vinetia per Constantinopoli, <text:s/>merci Todesche. E prima, <text:s/>rasaori, <text:s/>occhiali <text:s/>di <text:s/>busso, <text:s/>specchi a <text:s/>cantoni, <text:s/>ferri <text:s/>da subbia: <text:s/>e <text:s/>si vendono <text:s/>bene, fiubbe <text:s/>da scarpe, <text:s/>paternoster di <text:s/>vetro giallo, <text:s/>aghi <text:s/>Melanesi, digiali, <text:s/>campanelle <text:s/>(cioè sonagli) <text:s/>brocche bianche <text:s/>stagnade, bottoni <text:s/>di <text:s/>lottone Melanesi, <text:s/>carta da <text:s/>scrivere, guado in sacco, <text:s text:c="3"/>vetri <text:s text:c="3"/>cristallini <text:s text:c="4"/>di <text:s text:c="3"/>ogni <text:s text:c="3"/>sorte, <text:s text:c="3"/>overo <text:s text:c="3"/>da specchi.</text:span><text:span text:style-name="T59"><text:note text:id="ftn25" text:note-class="footnote"><text:note-citation>25</text:note-citation><text:note-body><text:p text:style-name="P23"><text:span text:style-name="T17">di Pasi</text:span><text:span text:style-name="T80">, </text:span><text:span text:style-name="T37">Tariffa</text:span><text:span text:style-name="T80">, </text:span><text:span text:style-name="T130">cit., </text:span><text:span text:style-name="T80">pp. 135</text:span><text:span text:style-name="T115">v</text:span><text:span text:style-name="T80">-136</text:span><text:span text:style-name="T116">r</text:span></text:p></text:note-body></text:note></text:span></text:p>
      <text:p text:style-name="P10"><text:span text:style-name="T59">Per <text:s/>quanto riguarda <text:s/>le necessità <text:s/>di </text:span><text:span text:style-name="T64">C</text:span><text:span text:style-name="T59">a</text:span><text:span text:style-name="T64">`</text:span><text:span text:style-name="T59">fer, <text:s/>possiamo <text:s/>affidarci ad altri esempi <text:s/>coevi, di dignitari <text:s/>e principi che ordinano <text:s/>a Venezia, spesso tramite <text:s/>i canali <text:s/>diplomatici o con <text:s/>l'uso di <text:s/>commessi, varie merci <text:s text:c="3"/>di <text:s text:c="3"/>lusso, <text:s text:c="4"/>in <text:s text:c="3"/>particolare <text:s text:c="3"/>tessuti <text:s text:c="3"/>di <text:s text:c="3"/>pregio.</text:span><text:span text:style-name="T59"><text:note text:id="ftn26" text:note-class="footnote"><text:note-citation>26</text:note-citation><text:note-body><text:p text:style-name="P27"><text:span text:style-name="T10">Pedani,</text:span><text:span text:style-name="T13"> </text:span><text:span text:style-name="T33">In</text:span><text:span text:style-name="T30"> nome del Gran Signore</text:span><text:span text:style-name="T62">, </text:span><text:span text:style-name="T130">cit., </text:span><text:span text:style-name="T62">p. </text:span><text:span text:style-name="T78">93.</text:span></text:p></text:note-body></text:note></text:span><text:span text:style-name="T59"> <text:s text:c="2"/>Un <text:s/>esempio <text:s/>diverso, <text:s/>e <text:s/>molto <text:s/>vicino <text:s/>a </text:span><text:span text:style-name="T63">C</text:span><text:span text:style-name="T59">afer, <text:s/>è <text:s/>quello <text:s/>di <text:s text:c="2"/>Mustaf</text:span><text:span text:style-name="T133">a</text:span><text:span text:style-name="T59"> <text:s/></text:span><text:span text:style-name="T133">Paşa</text:span><text:span text:style-name="T59">. <text:s text:c="2"/>Nell'agosto <text:s/>del <text:s/>1600, neo-nominato </text:span><text:span text:style-name="T28">beylerbey</text:span><text:span text:style-name="T29">i</text:span><text:span text:style-name="T59"> <text:s/>di Cipro, <text:s/>in sostituzione di <text:s/>Şaban </text:span><text:span text:style-name="T63">Paşa</text:span><text:span text:style-name="T59">, oltre a due o tremila zecchini d'oro, chiede al bailo:</text:span></text:p>
      <text:p text:style-name="P18"><text:span text:style-name="T59">Inanzi <text:s/>che <text:s/>hora l'Ill[ustrissim]mo <text:s/>mio <text:s/>Patrone <text:s/>havea ordinato <text:s/>in Venetia per lui, et per li <text:s/>miei Casali, alcuni palli di ferro, zappe, et ferri <text:s/>da carro, li quali <text:s/>fin'hora non sono <text:s/>venuti [...] <text:s/>[N]elli nostri paesi <text:s/>si trovano <text:s/>di questi ferri; <text:s/>ma quelli de <text:s/>Vinetia sono troppo <text:s/>buoni, <text:s/>ne <text:s/>si <text:s/>può <text:s/>far senz'essi. <text:s/>Et <text:s/>così <text:s/>saprà <text:s/>V[ostra] S[ignoria] la quale mi potrà <text:s/>far tener fornito di questi ferri d'anno in anno, acciò <text:s/>non mi manchino, perché in effetti <text:s/>li casali di Cipro sono <text:s text:c="2"/>molto <text:s text:c="2"/>bisognosi <text:s text:c="2"/></text:span><text:soft-page-break/><text:span text:style-name="T59">delli <text:s text:c="2"/>suddetti <text:s text:c="2"/>strumenti <text:s text:c="2"/>di <text:s text:c="2"/>Venetia.</text:span><text:span text:style-name="T59"><text:note text:id="ftn27" text:note-class="footnote"><text:note-citation>27</text:note-citation><text:note-body><text:p text:style-name="P53">ASVe, SDC, f. 51 n. 42.</text:p></text:note-body></text:note></text:span></text:p>
      <text:p text:style-name="P10"><text:span text:style-name="T59">Possiamo supporre <text:s/>che </text:span><text:span text:style-name="T64">C</text:span><text:span text:style-name="T59">a</text:span><text:span text:style-name="T64">`</text:span><text:span text:style-name="T59">fer avesse esigenze <text:s/>simili. D'altro canto, l'attribuzione <text:s/>delle <text:s/>cariche <text:s text:c="2"/>nell'impero <text:s/>ottomano <text:s/>comportava <text:s/>un complesso <text:s/>sistema di <text:s/>regalie, in <text:s/>denaro e <text:s/>prodotti di <text:s/>lusso, così inevitabile <text:s text:c="3"/>da <text:s text:c="3"/>avere <text:s text:c="3"/>persino <text:s text:c="2"/>un <text:s text:c="3"/>regolamento <text:s text:c="3"/>ufficiale;</text:span><text:span text:style-name="T59"><text:note text:id="ftn28" text:note-class="footnote"><text:note-citation>28</text:note-citation><text:note-body><text:p text:style-name="P28"><text:span text:style-name="T16">Halil İnalcik</text:span><text:span text:style-name="T79">, </text:span><text:span text:style-name="T36">The ottoman state: economy and society, 1300-1600</text:span><text:span text:style-name="T79">, in </text:span><text:span text:style-name="T36">An economic and social history of the Ottoman Empire. Volume I. 1300-1600</text:span><text:span text:style-name="T79">, a cura di </text:span><text:span text:style-name="T16">Halil İnalcık, Donald Quataert</text:span><text:span text:style-name="T79">, Cambridge, Cambridge University Press, 1994, pp. </text:span><text:span text:style-name="T131">9-409</text:span><text:span text:style-name="T79">: 74-75.</text:span></text:p></text:note-body></text:note></text:span><text:span text:style-name="T59"> e Agostino Nani ci informa che </text:span><text:span text:style-name="T64">C</text:span><text:span text:style-name="T59">a</text:span><text:span text:style-name="T64">`</text:span><text:span text:style-name="T59">fer è alla ricerca di una promozione:</text:span></text:p>
      <text:p text:style-name="P18"><text:span text:style-name="T59">Dice <text:s/>il p[redet]to <text:s/>Giafer che</text:span><text:span text:style-name="T59"> <text:s/>un giorno <text:s/>sperava essere <text:s/>ancora lui cap[itan]o dell'Armata di Sua Maestà.</text:span><text:span text:style-name="T59"><text:note text:id="ftn29" text:note-class="footnote"><text:note-citation>29</text:note-citation><text:note-body><text:p text:style-name="Footnote"><text:span text:style-name="T78">ASVe, SDC, f. 52 n. 22 </text:span><text:span text:style-name="T59">c. 169</text:span><text:span text:style-name="T78">r.</text:span></text:p></text:note-body></text:note></text:span></text:p>
      <text:p text:style-name="P18"><text:span text:style-name="T59">[D]ella cui dispotione non debbo dirle altro se non, che se la fortuna di esso Giafer lo portasse <text:s/>al carico di Generale dell'Armata in luoco di chi <text:s/>serve al presente la <text:s/>Ser[eni]tà vostra farebbe <text:s/>un grande, et fruttuoso cambio.</text:span><text:span text:style-name="T59"><text:note text:id="ftn30" text:note-class="footnote"><text:note-citation>30</text:note-citation><text:note-body><text:p text:style-name="P27"><text:span text:style-name="T78">ASVe, SDC, f. 52 n. 33 </text:span><text:span text:style-name="T59">c. 297v.</text:span></text:p></text:note-body></text:note></text:span></text:p>
      <text:p text:style-name="P13"><text:span text:style-name="T100">Al di là di quello che poteva interessargli, la cosa da notare è che Ca`fer, e altri come lui, si rivolgono a Venezia per acquistare e vendere merci, anche se in questo caso la vendita è secondaria rispetto all'acquisto. Quindi Venezia è ancora un mercato di riferimento per il mondo ottomano, dove procurarsi merci di lusso, pregiate o ad alta tecnologia, e smerciare i propri prodotti. </text:span><text:span text:style-name="T102">Inoltre, si può evidenziare il ruolo de</text:span><text:span text:style-name="T100">i rappresentanti della Repubblica, </text:span><text:span text:style-name="T102">che, come in questo caso, forniscono supporto e consiglio in caso di difficoltà, contribuendo a mantenere vantaggiosa la scelta di Venezia, rispetto a mercati dove questo supporto è assente.</text:span></text:p>
      <text:p text:style-name="P41"/>
      <text:list xml:id="list806457950" text:style-name="L1">
        <text:list-item>
          <text:p text:style-name="P44">iftiḫāru al-umarā'i al-`aẓāmi bi-al-millahi al-masīḥīyahi `umdahu al-kubarā'i al-fiḫām fī al-ṭṭāyfahi al-`īsūyahi muṣliḥu muṣāliḥu ǧamāhiri al-firqatī al-nnaṣrānīyahi sāḥibu aḏyāli al-ḥišamahi wa al-waqāri ṣāḥibu dal'ayli al-ǧidi wa al-i`tibāri</text:p>
        </text:list-item>
        <text:list-item>
          <text:p text:style-name="P45">venedi̱k do̱žı̱ ḫatamat `awāqibuhu bi-al-ḫayri</text:p>
        </text:list-item>
        <text:list-item>
          <text:p text:style-name="P45">qawāfil-i mawaddat wa rawāḥil-i muḥabat i̱lẹ dūstluġạ lāyiq o̱la̱n darūnī du`ālardan ṣoŋrạ muḥibbānẹ inḥā o̱luna̱n bu̱ dur kị ǧanāb-i šarīfiŋiz ḥaqqindạ bu̱ muḥiblari̱</text:p>
        </text:list-item>
        <text:list-item>
          <text:p text:style-name="P46">muḥabbat wa i`tibār `alāmatlari̱n iẓhār ė̱tdü̱kümüzẹ binā'an dāymā qiyās wa marǧū wa ma'amūlımuz bu̱ i̱di̱kị ḫulūṣ ṭawiyyat ü̱zerẹ o̱la̱n dūstlu̱ġumuzạ muqābalạsındạ ǧanāb-i muruwwatma'abları̱ daḫi̱</text:p>
        </text:list-item>
        <text:list-item>
          <text:p text:style-name="P46">bu̱ muḥibb-i ṣādiq-al-fuwādları̱nạ kamāl daraǧạ nīk ḫ̚āhlıq wa nihāyat martabạ ḫayir ǧūylıq ü̱zerẹ o̱lạlar bu̱ aǧldan āsetānẹ-i sa`ādatạ irsāl ė̱dẹ geldikleri̱ ba̱ylo̱slarạ wufūr-i mawaddat</text:p>
        </text:list-item>
        <text:list-item>
          <text:p text:style-name="P46">wa kamāl-i muḥabbat iẓhār ė̱tdü̱kümüzden mā`adā ra`āyā wa barāyā gö̱z da̱ḫi̱ āsūdẹ ḥāl wa marḍiī-al-bāl qılinmalari̱ ḫuṣūṣundạ mahmāamkan wa mātayassur maqdūrumuz derīġ o̱lunmādūġı̱</text:p>
        </text:list-item>
        <text:list-item>
          <text:p text:style-name="P46">ḥuḍūr-i por ḥubūrah ẓāhir wa rūšan dür wa ḏāt karīmạ sotūdẹ amḥuḍ-ilẹ ḫafī wa nehān buyu̱rulmayạ kị bu̱ndan aqdam bu̱ muḥiblarī wilāyat qubris ayālatindạ i̱ken ya̱qomo̱bya̱zi̱ nām</text:p>
        </text:list-item>
        <text:list-item>
          <text:p text:style-name="P46">ra`iyatiŋizẹ ḥusn i`tiqādimiz o̱lmaġīn venedi̱kẹ a̱lu̱b gi̱du̱b bay`i ė̱tmek i̱čü̱n yadinẹ ü̱č bi̱ŋ yedi̱ yü̱z sikkẹ altu̱nluq penbẹ vė̱rūb ba`dal-qabḍ eger yo̱ldạ mord o̱lma̱miš</text:p>
        </text:list-item>
        <text:list-item>
          <text:p text:style-name="P46">o̱li̱di̱ nīk ḫulq wa e̱yu̱ mustaqīm kimesnẹ o̱lmaġılạ i`tiqād wa i`timādimüz bu̱ i̱di̱kị her waǧhlạ bu̱ muḥibbiŋizẹ anfa` wa awlā o̱la̱n ma`nāniŋ ẓuhūr bu̱lması̱ bābındạ diqat wa ihtimāmdạ</text:p>
        </text:list-item>
        <text:list-item>
          <text:p text:style-name="P46">daqīqạ fawt ė̱tmi̱yadi̱ lakin ḏikir o̱luna̱n penbẹmiz kị sekse̱n bir qiṭa`t čuvāl i̱di̱kị qubris qanṭārīlẹ sekse̱n beš qanṭār wa o̱n ṭoqu̱z lodrạ dur ṯamanini̱ nafs venedi̱kdẹ</text:p>
        </text:list-item>
        <text:list-item>
          <text:p text:style-name="P46">murd-i mazbūriŋ waraṯatsi̱ wayāḫūd ma̱rqo̱dạa̱ldi̱ nām kimesnẹniŋ ė̱lllerindẹ qa̱linma̱ġlạ bu̱ muḥiblari̱ bu̱ndan aqdam āsetānẹ-i dawlat madārdạ ba̱ylo̱s o̱la̱n šukūr qa̱bilo̱ nām</text:p>
        </text:list-item>
        <text:list-item>
          <text:p text:style-name="P47"><text:span text:style-name="T101">ḫāliṣ dūstūmuzah murāǧa`at i̱dūb bu̱ ḫuṣūṣi̱ andan istifsār ė̱tdūkumuzdạ bilmāsin murād i̱dindūkmiz ḫabiri̱ vė̱rdikda-nṣuŋra kendü̱leri̱ dawlatlạ o̱l ǧānib-i dawlat-i </text:span><text:soft-page-break/><text:span text:style-name="T101">ǧanābah</text:span></text:p>
        </text:list-item>
        <text:list-item>
          <text:p text:style-name="P46">rewānạ o̱lmaġīn ḥālādir dawlatdạ o̱la̱n ba̱ylo̱suŋuzuŋ farṭ-i mawaddat wa muḥabatinẹ iltiǧā'an wa dūstlūġinạ i`tiqādan činqu̱sa̱vi̱ nām begleriŋ ḥusn `adālatlari̱ wa qu̱t</text:p>
        </text:list-item>
        <text:list-item>
          <text:p text:style-name="P46">ḥukūmatlari̱ i̱lẹ ṯamin-i mazbūr mutawaǧǧih o̱la̱n yerlerden ǧam` wa taḥṣīl ė̱tdu̱rulmesi̱ i̱čü̱n kendü̱yẹ sipāriš ė̱tmeki̱ murād i̱dinmiš i̱dik ammā mušārunilayhi ba̱ylo̱s bu̱ muḥibbiŋizẹ</text:p>
        </text:list-item>
        <text:list-item>
          <text:p text:style-name="P46">ḫulūṣ wa ṣadāqat ü̱zerẹ muḥabbat ė̱tmeklẹ bu̱ amrdạ bizẹ anfa` wa aḥray wa alyaq o̱lmasīčūn venedi̱kdẹ bir mu`tamadun`alayhi kimesnẹ wakīl naṣb wa ta`yīn ė̱tmekẹ bizẹ anwā`a tarġīb ė̱tmeki̱n</text:p>
        </text:list-item>
        <text:list-item>
          <text:p text:style-name="P46">biz da̱ḫi̱ ḫuṣūṣ-i mazbūr i̱čü̱n o̱l ǧānibẹ mustaqilan bir ča̱vuš gü̱ndermakā niyyat ė̱tmiš i̱ken yinẹ mušārunilayhi ba̱ylo̱s čāwuš gü̱nderilmīwb hamān bir yara̱r mu`tamadun`alayhi kimesnẹ</text:p>
        </text:list-item>
        <text:list-item>
          <text:p text:style-name="P46">wakīl naṣb wa ta`yiyin o̱lunmaq kāfīdir dėyü̱ tifhīm ė̱tmeki̱n a̱bu̱di̱nti̱ nām yahūdīlar bu̱ muḥibiŋiziŋ muǧarrad ḫāṭirīn murā`āt i̱čü̱n wa ḫiḏmat yana̱šdırmaq aǧli̱čü̱n qāy'il wa rāḍī</text:p>
        </text:list-item>
        <text:list-item>
          <text:p text:style-name="P46">o̱ldīlar kị nafs venedi̱kdẹ o̱la̱n mu̱sa̱maǧa̱o̱d nām ādamlarını̱ penbẹ-i mazbūrạ ṯamanindan hernekị taḥṣīl ė̱dersẹ taḥṣīl miqdāri̱ bu̱ndan bu̱ muḥibbiŋizẹ bir waǧh naqd sikkẹ-i ḥasinẹ `ad</text:p>
        </text:list-item>
        <text:list-item>
          <text:p text:style-name="P46">wa taslīm i̱dūb wa sābiqā irsāl o̱luna̱n daftarīmiz mūǧibinǧẹ sipāriš ė̱tdu̱kimiz ispābdan hernekị muzdūr mūsāyạ taslīm o̱lunūrsah kendü̱si̱ bir ba̱rčạ i̱lẹ bu̱ ǧānibah</text:p>
        </text:list-item>
        <text:list-item>
          <text:p text:style-name="P46">gü̱nderūb wa bizim nāmimizẹ ṣınġu̱riyạ i̱dūb wa bizẹ bi-al-tamām taslīm wa ayṣāl e̱yleyẹler i̱lẹ o̱la̱n ḏikir o̱luna̱n mu̱sa̱maǧa̱o̱di̱i̱ bu̱ ḫuṣūṣdạ qabḍah wakīl</text:p>
        </text:list-item>
        <text:list-item>
          <text:p text:style-name="P46">naṣb wa ta`yiyin e̱yledik multamasdir kị mazbūriŋ ü̱zeri̱nẹ naẓar `ināyatiŋiz mabḏūl vė̱r dirīġ buyu̱ri̱lmẹ kị ḏikir o̱la̱n ḥaqimiziŋ ḥuṣūli̱ muyassir o̱lạ in-šā'a-al-lahu</text:p>
        </text:list-item>
        <text:list-item>
          <text:p text:style-name="P46">ta`āli̱ bu̱ deŋlü̱ luṭuf wa muruwwat qalam mawadat birlẹ lawḥ dilẹ taḥrīr o̱lūr kị rūz ḥašrạ da̱kīn ǧāygīr wa taḥrīfdan `āri̱ wa barī wa firāmūš qılinmāq ḫūd amr-i mihāl</text:p>
        </text:list-item>
        <text:list-item>
          <text:p text:style-name="P47"><text:span text:style-name="T101">ė̱r wa ginẹ riyb wa gumān buyu̱rilmayẹ wa mādāmkị sa`ādatlu̱ pādišāah `ālimpināh i̱lẹ `ahid wa wiṯāq ö̱zenẹsiz seterb in-š'-ā-al-lahu ta`āli̱ awwalki̱dan ničah </text:span><text:soft-page-break/><text:span text:style-name="T101">martabạmiz ya̱nạ ba̱ylo̱slar wa daḫi̱ ra`āyā</text:span></text:p>
        </text:list-item>
        <text:list-item>
          <text:p text:style-name="P46">wa barāyā gö̱z ḥaqindạ mazīd muḥabat wa du̱šen ḫiḏmatdạ sa`ī wa himat wa biḏl qudrat o̱lmanmaq muqarrardir ḏikir o̱luna̱n yahūdiyẹ kendü̱ nafsimiz ḥaqindạ ė̱tdūkiŋiz `ināyatiŋ ẓuhūr yumnẹ</text:p>
        </text:list-item>
        <text:list-item>
          <text:p text:style-name="P46">ḫabirinẹ muntaẓir wa mutawaqifūz umīḏ dur kị sāyaẹ-i ḥimāyatŋizdạ āsūdẹ ḥāl wa marḍiy-al-bāl o̱lạ bāqīčūn ġarḍ `arḍ mawadat wa riǧāi̱ ḥimāyat wa `ināyatdir</text:p>
        </text:list-item>
        <text:list-item>
          <text:p text:style-name="P46">taṭwīl o̱lunmayūb bu̱ miqdār i̱lẹ iktifā o̱lundi̱ huš ẓill wa ǧūd `āli̱ mamdūd tābān wa dirḫašān bād</text:p>
        </text:list-item>
        <text:list-item>
          <text:p text:style-name="P46">muḥibb muḫalliṣ bi-al-aḫlāqyy ǧ`afir mīrimīrler qubris sābiqām</text:p>
        </text:list-item>
      </text:list>
      <text:p text:style-name="P38">Dei principi della nazione del messia gloria più grande,</text:p>
      <text:p text:style-name="P43">dei grandi nella comunità cristiana capo più splendente,</text:p>
      <text:p text:style-name="P43">del popolo di fede nazzarena mediatore e pacificatore,</text:p>
      <text:p text:style-name="P43">del limite della modestia e della sobrietà estensore</text:p>
      <text:p text:style-name="P43">Doge di Venezia,</text:p>
      <text:p text:style-name="P43">la cui fine si concluda nel bene,</text:p>
      <text:p text:style-name="P48">dopo la teoria di saluti d'amore e d'affetto e le invocazioni che si <text:s/>convengono alla profonda amicizia, amichevolemente Vi <text:s/>si comunica <text:s/>questo: noi <text:s/>amici abbiamo <text:s/>sempre mostrato <text:s/>segni di amore <text:s/>e stima <text:s/>nei <text:s/>confronti <text:s/>della Vostra <text:s/>Nobile <text:s/>Maestà e <text:s/>quindi abbiamo sempre sperato e ci siamo sempre aspettati che questa amicizia basata sulla sincerità d'intenti fosse contraccambiata, da parte della Vostra Generosa Maestà, dal desiderio e dall'aspirazione, nel più alto grado possibile, per <text:s/>la buona sorte di questo <text:s/>Vostro amico dal cuore onesto. </text:p>
      <text:p text:style-name="P14"><text:span text:style-name="T119">Per questo motivo, è chiaro <text:s/>e manifesto al cospetto di tanta Sapienza che non solo noi abbiamo <text:s/>fatto segno di cotanta, perfetta amicizia ai Baili che arrivavano come inviati alla Sublime Porta, ma anche che non abbiamo mai mancato di agire quanto più possibile perché gli interessi dei <text:s/></text:span><text:span text:style-name="T40">reaya</text:span><text:span text:style-name="T119"> <text:s/>e dei <text:s/></text:span><text:span text:style-name="T40">beraya</text:span><text:span text:style-name="T68"><text:note text:id="ftn31" text:note-class="footnote"><text:note-citation>31</text:note-citation><text:note-body><text:p text:style-name="P55"><text:span text:style-name="T119">E' una formula fissa che indica tutti i sottoposti a un'autorità statale. </text:span><text:span text:style-name="T135">N</text:span><text:span text:style-name="T134">ello stato ottomano, </text:span><text:span text:style-name="T119">i </text:span><text:span text:style-name="T40">beraya</text:span><text:span text:style-name="T119"> sono i </text:span><text:span text:style-name="T134">cittadini liberi, mentre i</text:span><text:span text:style-name="T119"> </text:span><text:span text:style-name="T40">reaya</text:span><text:span text:style-name="T119"> sono i sudditi </text:span><text:span text:style-name="T134">non musulmani</text:span><text:span text:style-name="T119">. </text:span><text:span text:style-name="T134">Qui, per estensione, intende per <text:s/></text:span><text:span text:style-name="T40">beraya</text:span><text:span text:style-name="T68"> </text:span><text:span text:style-name="T70">i sudditi diretti di Venezia, e per <text:s/>i</text:span><text:span text:style-name="T68"> </text:span><text:span text:style-name="T40">reaya</text:span><text:span text:style-name="T68"> </text:span><text:span text:style-name="T70">i sottoposti alla Repubblica che non sono cittadini (ad esempio gli ebrei). </text:span><text:span text:style-name="T11">J. D. Kieffer, T. X. Bianchi</text:span><text:span text:style-name="T71">, </text:span><text:span text:style-name="T46">Dictionnaire Turc-Français à l'usage des agents diplomatiques et consulaires, des commerçants, des navigatuers et autres voyageurs dans le levant</text:span><text:span text:style-name="T71">, I, Paris, Imprimerie Royale 1835, p</text:span><text:span text:style-name="T73">p</text:span><text:span text:style-name="T71">. </text:span><text:span text:style-name="T72">199, </text:span><text:span text:style-name="T71">209, 595.</text:span></text:p></text:note-body></text:note></text:span><text:span text:style-name="T68"> </text:span><text:span text:style-name="T119">fossero <text:s/>lasciati tranquilli <text:s/>e sicuri e per facilitarli in ogni modo possibile.</text:span></text:p>
      <text:p text:style-name="P42">E <text:s/>alla Vostra <text:s/>cristallina, <text:s/>nobile Persona <text:s/>non <text:s/>può essere <text:s/>rimasto celato <text:s/>che, tempo <text:s/>fa, noi <text:s/>amici, <text:s/>quando eravamo <text:s/>al governo <text:s/>della provincia di <text:s/>Cipro, riponevamo la <text:s/>nostra buona fiducia in <text:s/>un Vostro suddito di <text:s/>nome Giacomo Biasii, per <text:s/>cui mettemmo nelle <text:s/>sue mani del cotone <text:s/>per un valore <text:s/>di 3700 <text:s/>monete d'oro, <text:s/>affinché lo <text:s/>portasse a vendere a <text:s/>Venezia; dopo <text:s/>che l'ebbe preso, <text:s/>dato che era <text:s/>una persona molto brava <text:s/>ed onesta, eravamo <text:s/>veramente convinti di questo: <text:s/>se non fosse che è morto durante il <text:s/>viaggio, siccome a questo Vostro amico è sembrato molto valido <text:s/>e capace, non si sarebbe <text:s/>risparmiato in nessun modo nella cura e attenzione del suo ufficio.</text:p>
      <text:p text:style-name="P14"><text:span text:style-name="T119">Ma il corrispettivo <text:s/>del nostro suddetto cotone, che <text:s/>era di ottantuno sacchi, che in cantara ciprioti sono ottantacinque cantara e 19 </text:span><text:span text:style-name="T40">lodra</text:span><text:span text:style-name="T119">,</text:span><text:span text:style-name="T119"><text:note text:id="ftn32" text:note-class="footnote"><text:note-citation>32</text:note-citation><text:note-body><text:p text:style-name="P34"><text:span text:style-name="T123">Vedi nota </text:span><text:span text:style-name="T123"><text:note-ref text:note-class="footnote" text:reference-format="text" text:ref-name="ftn3">3</text:note-ref></text:span><text:span text:style-name="T123">, p. </text:span><text:span text:style-name="T123"><text:note-ref text:note-class="footnote" text:reference-format="page" text:ref-name="ftn3">1</text:note-ref></text:span><text:span text:style-name="T123">.</text:span></text:p></text:note-body></text:note></text:span><text:span text:style-name="T119"> è rimasto nelle mani degli eredi </text:span><text:soft-page-break/><text:span text:style-name="T119">del summenzionato morto oppure di uno di nome Marco d'Aldi, a <text:s/>Venezia città, e </text:span><text:span text:style-name="T119">quindi tempo addietro questi amici si sono rivolti al nostro sincero amico di nome Cap</text:span><text:span text:style-name="T133">p</text:span><text:span text:style-name="T119">ello (che sia ringraziato!), che <text:s/>era Bailo alla sede centrale <text:s/>della Sublime Porta; questo distinto Bailo, dopo che, quando sono andato da lui, ha inviato una richiesta <text:s/>di informazioni <text:s/>su quello che <text:s/>desideravamo conoscere, sta adesso rientrando dalla Vostra Serenissima Maestà (che faccia buon viaggio!).</text:span></text:p>
      <text:p text:style-name="P14"><text:span text:style-name="T119">Confidando e approfittandomi della <text:s/>profonda amicizia del Vostro Bailo attualmente <text:s text:c="2"/>in <text:s/>carica,</text:span><text:span text:style-name="T119"><text:note text:id="ftn33" text:note-class="footnote"><text:note-citation>33</text:note-citation><text:note-body><text:p text:style-name="P31"><text:span text:style-name="T119">Agostino Nani </text:span><text:span text:style-name="T124">(vedi p. </text:span><text:span text:style-name="T124"><text:reference-ref text:reference-format="page" text:ref-name="agostinonani">4</text:reference-ref></text:span><text:span text:style-name="T124">)</text:span><text:span text:style-name="T119">.</text:span></text:p></text:note-body></text:note></text:span><text:span text:style-name="T119"> <text:s text:c="3"/>avevo <text:s/>espresso l'intenzione <text:s/>allo stesso <text:s/>Bailo di <text:s/>presentare richiesta <text:s/>ai Principi chiamati <text:s/>Cinque <text:s/>Savii affinché <text:s/>rintracciassero <text:s/>e riscuotessero <text:s/>la suddetta <text:s/>somma, <text:s/>in equità <text:s/>e <text:s/>giustizia, <text:s/>con <text:s/>la forza <text:s/>della <text:s/>loro autorità; ma poiché il <text:s/>summenzionato Bailo, per esserci amico sincero e devoto, ci <text:s/>ha esortato con ogni mezzo a <text:s/>nominare un procuratore di fiducia <text:s/>a <text:s/>Venezia e, <text:s/>dopo <text:s/>che <text:s/>da <text:s/>parte nostra <text:s/>avevamo <text:s/>espresso l'intenzione di inviare indipendentemente laggiù un </text:span><text:span text:style-name="T40">çavuş</text:span><text:span text:style-name="T40"><text:note text:id="ftn34" text:note-class="footnote"><text:note-citation>34</text:note-citation><text:note-body><text:p text:style-name="P34"><text:span text:style-name="T123">Vedi nota </text:span><text:span text:style-name="T123"><text:note-ref text:note-class="footnote" text:reference-format="text" text:ref-name="ftn4">4</text:note-ref></text:span><text:span text:style-name="T123">, p. </text:span><text:span text:style-name="T123"><text:note-ref text:note-class="footnote" text:reference-format="page" text:ref-name="ftn4">2</text:note-ref></text:span></text:p></text:note-body></text:note></text:span><text:span text:style-name="T119"> per il suddetto affare, <text:s/>il summenzionato Bailo <text:s/>ha altresí suggerito <text:s/>di non inviare un <text:s/></text:span><text:span text:style-name="T40">çavuş</text:span><text:span text:style-name="T119"> <text:s/>e che era <text:s/>sufficiente che fosse <text:s/>nominato un semplice commesso come procuratore <text:s/>di fiducia; pertanto, gli ebrei di nome Abudenti, unicamente per devozione a questo Vostro amico e per il desiderio <text:s/>di <text:s text:c="2"/>essere <text:s/>utili, <text:s/>hanno <text:s text:c="2"/>felicemente <text:s/>acconsentito <text:s/>che nominassimo <text:s/>procuratore plenipotenzario <text:s/>in questa <text:s/>faccenda <text:s/>un loro uomo di nome Musà Magiaod, che si trova a Venezia città, e al suddetto Musà è stato ordinato che una <text:s/>parte, di tutto ciò che sarà recuperato della somma del suddetto cotone, sia contata e inviata a questo Vostro amico, in <text:s/>contanti, in monete di <text:s/>buon conio; che tutto <text:s/>ciò che sarà consegnato al commesso <text:s/>Musà, di quelle cose che <text:s/>ci servono e abbiamo ordinato, con un nostro inventario mandato in precedenza, lo invii qui con una nave e lo assicuri a nome mio e ce lo invii completamente.</text:span></text:p>
      <text:p text:style-name="P42">Desideriamo che <text:s/>non sia risparmiata nessuna <text:s/>attenzione nei confronti del suddetto ebreo <text:s/>e che sia favorita la <text:s/>buona riuscita delle nostre vicende, <text:s/>per quanto <text:s/>detto sopra. <text:s/>A Dio <text:s/>l'Altissimo <text:s/>piacendo, così tanto <text:s/>il favore rimarrà <text:s/>scolpito nel <text:s/>mio animo, <text:s/>che ricordandomene fino <text:s/>al <text:s/>giorno <text:s text:c="2"/>del <text:s/>Giudizio, <text:s/>non <text:s/>ci <text:s/>sarà <text:s text:c="2"/>nessun <text:s/>dubbio <text:s/>che immediatamente la <text:s/>stessa spaventosa faccenda verrà <text:s/>dimenticata e non ci saranno più <text:soft-page-break/>controversie.</text:p>
      <text:p text:style-name="P14"><text:span text:style-name="T119">E fintantoché rispetterete i patti con il Serenissimo </text:span><text:span text:style-name="T40">Padişah</text:span><text:span text:style-name="T119">,</text:span><text:span text:style-name="T119"><text:note text:id="ftn35" text:note-class="footnote"><text:note-citation>35</text:note-citation><text:note-body><text:p text:style-name="P54">Titolo del sultano ottomano.</text:p></text:note-body></text:note></text:span><text:span text:style-name="T119"> rifugio del mondo, a Dio l'Altissimo piacendo, per quanto ci sarà possibile, è deciso che, come <text:s/>prima, nei confronti dei baili <text:s/>e dell'interesse dei </text:span><text:span text:style-name="T40">reaya </text:span><text:span text:style-name="T119">e dei </text:span><text:span text:style-name="T40">beraya</text:span><text:span text:style-name="T119">, <text:s/>ci <text:s/>saranno abbondante <text:s/>amicizia, attenzione ai <text:s/>loro eventuali <text:s/>affari e favoreggiamento <text:s/>e che <text:s/>non ci sarà abuso di potere.</text:span></text:p>
      <text:p text:style-name="P42">Rimaniamo in attesa di <text:s/>avere notizie sul felice esito dell'attenzione che avrete portato, per riguardo <text:s/>alla nostra stessa persona, verso il summenzionato <text:s/>ebreo. <text:s/>E' nostra <text:s/>speranza <text:s/>che <text:s/>rimanga tranquillo <text:s/>e sicuro all'ombra della Vostra protezione.</text:p>
      <text:p text:style-name="P42">Per il <text:s/>resto, la nostra intenzione <text:s/>è di mostrare <text:s/>amicizia e sperare nella Vostra protezione <text:s/>e cura. Abbiamo cercato di <text:s/>non essere troppo tediosi e di accontentarci di questa esposizione.</text:p>
      <text:p text:style-name="P39">Sempre <text:s/>la <text:s/>Vostra <text:s/>protezione <text:s/>e <text:s/>la Vostra <text:s/>benevolenza <text:s/>si <text:s/>elevino luminose e splendenti.</text:p>
      <text:p text:style-name="P49">Cordialmente</text:p>
      <text:p text:style-name="P49">il sincero amico</text:p>
      <text:p text:style-name="P49">Ca`fer</text:p>
      <text:p text:style-name="P21"><text:span text:style-name="T119">già </text:span><text:span text:style-name="T120">m</text:span><text:span text:style-name="T119">irimirler</text:span><text:span text:style-name="T119"><text:note text:id="ftn36" text:note-class="footnote"><text:note-citation>36</text:note-citation><text:note-body><text:p text:style-name="P32"><text:span text:style-name="T120">Equivale a </text:span><text:span text:style-name="T41">beylerbeyi</text:span><text:span text:style-name="T120">, ossia governatore di una provincia </text:span><text:span text:style-name="T123">(vedi nota </text:span><text:span text:style-name="T123"><text:note-ref text:note-class="footnote" text:reference-format="text" text:ref-name="ftn2">2</text:note-ref></text:span><text:span text:style-name="T123">, p. </text:span><text:span text:style-name="T123"><text:note-ref text:note-class="footnote" text:reference-format="page" text:ref-name="ftn2">1</text:note-ref></text:span><text:span text:style-name="T123">)</text:span><text:span text:style-name="T120">.</text:span></text:p></text:note-body></text:note></text:span><text:span text:style-name="T119"> di Cipro</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Bitstream Vera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list-style-name="" style:class="extra" style:master-page-name="">
      <style:paragraph-properties fo:text-align="justify" style:justify-single-word="false" style:page-number="auto" fo:background-color="transparent" style:shadow="none" text:number-lines="false" text:line-number="0">
        <style:tab-stops/>
        <style:background-image/>
      </style:paragraph-properties>
      <style:text-properties fo:font-size="8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1799in" fo:margin-bottom="1.1799in" fo:margin-left="1.1799in" fo:margin-right="1.17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footer-left>
        <text:p text:style-name="Footer"><text:page-number text:select-page="current">8</text:page-number></text:p>
      </style:footer-left>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5T08:21:20</meta:creation-date>
    <dc:date>2010-10-10T17:49:17</dc:date>
    <meta:editing-duration>PT79H47M34S</meta:editing-duration>
    <meta:editing-cycles>99</meta:editing-cycles>
    <meta:generator>OpenOffice.org/3.2$Unix OpenOffice.org_project/320m19$Build-9505</meta:generator>
    <meta:print-date>2010-10-08T10:33:36</meta:print-date>
    <meta:document-statistic meta:table-count="0" meta:image-count="0" meta:object-count="0" meta:page-count="13" meta:paragraph-count="114" meta:word-count="4707" meta:character-count="30630"/>
  </office:meta>
</office:document-meta>
</file>